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5.877cm"/>
    </style:style>
    <style:style style:name="co7" style:family="table-column">
      <style:table-column-properties fo:break-before="auto" style:column-width="8.13cm"/>
    </style:style>
    <style:style style:name="co2" style:family="table-column">
      <style:table-column-properties fo:break-before="auto" style:column-width="7.638cm"/>
    </style:style>
    <style:style style:name="co4" style:family="table-column">
      <style:table-column-properties fo:break-before="auto" style:column-width="17.831cm"/>
    </style:style>
    <style:style style:name="co5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0.93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83cm"/>
    </style:style>
    <style:style style:name="co11" style:family="table-column">
      <style:table-column-properties fo:break-before="auto" style:column-width="9.6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 style:data-style-name="N1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1"/>
    <style:style style:name="ce4" style:family="table-cell" style:parent-style-name="Default" style:data-style-name="N159"/>
  </office:automatic-styles>
  <office:body>
    <office:spreadsheet>
      <table:calculation-settings table:automatic-find-labels="false" table:use-regular-expressions="false" table:use-wildcards="true"/>
      <table:table table:name="elso teszt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ce4"/>
        <table:table-column table:style-name="co8" table:default-cell-style-name="Default"/>
        <table:table-row table:style-name="ro1"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link-href</text:p>
          </table:table-cell>
          <table:table-cell table:style-name="ce6" office:value-type="string" calcext:value-type="string">
            <text:p>rnd</text:p>
          </table:table-cell>
          <table:table-cell table:style-name="ce6" office:value-type="string" calcext:value-type="string">
            <text:p>star</text:p>
          </table:table-cell>
        </table:table-row>
        <table:table-row table:style-name="ro1">
          <table:table-cell table:style-name="ce7"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  <table:table-cell table:formula="of:=RAND()" office:value-type="float" office:value="0.0888517946744555" calcext:value-type="float">
            <text:p>0,0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  <table:table-cell table:formula="of:=RAND()" office:value-type="float" office:value="0.984141107410503" calcext:value-type="float">
            <text:p>0,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  <table:table-cell table:formula="of:=RAND()" office:value-type="float" office:value="0.514732043805235" calcext:value-type="float">
            <text:p>0,5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  <table:table-cell table:formula="of:=RAND()" office:value-type="float" office:value="0.417714673041122" calcext:value-type="float">
            <text:p>0,4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  <table:table-cell table:formula="of:=RAND()" office:value-type="float" office:value="0.661219539596743" calcext:value-type="float">
            <text:p>0,6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  <table:table-cell table:formula="of:=RAND()" office:value-type="float" office:value="0.480676926739811" calcext:value-type="float">
            <text:p>0,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  <table:table-cell table:formula="of:=RAND()" office:value-type="float" office:value="0.224587512142775" calcext:value-type="float">
            <text:p>0,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  <table:table-cell table:formula="of:=RAND()" office:value-type="float" office:value="0.386398981891131" calcext:value-type="float">
            <text:p>0,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  <table:table-cell table:formula="of:=RAND()" office:value-type="float" office:value="0.530901334223558" calcext:value-type="float">
            <text:p>0,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  <table:table-cell table:formula="of:=RAND()" office:value-type="float" office:value="0.595524320002796" calcext:value-type="float">
            <text:p>0,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  <table:table-cell table:formula="of:=RAND()" office:value-type="float" office:value="0.785801884879542" calcext:value-type="float">
            <text:p>0,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  <table:table-cell table:formula="of:=RAND()" office:value-type="float" office:value="0.129294663122704" calcext:value-type="float">
            <text:p>0,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  <table:table-cell table:formula="of:=RAND()" office:value-type="float" office:value="0.174096991396865" calcext:value-type="float">
            <text:p>0,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  <table:table-cell table:formula="of:=RAND()" office:value-type="float" office:value="0.233610338055562" calcext:value-type="float">
            <text:p>0,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  <table:table-cell table:formula="of:=RAND()" office:value-type="float" office:value="0.596327491209199" calcext:value-type="float">
            <text:p>0,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  <table:table-cell table:formula="of:=RAND()" office:value-type="float" office:value="0.368143736146087" calcext:value-type="float">
            <text:p>0,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  <table:table-cell table:formula="of:=RAND()" office:value-type="float" office:value="0.982690419737873" calcext:value-type="float">
            <text:p>0,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  <table:table-cell table:formula="of:=RAND()" office:value-type="float" office:value="0.884404969593183" calcext:value-type="float">
            <text:p>0,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  <table:table-cell table:formula="of:=RAND()" office:value-type="float" office:value="0.0101617398150116" calcext:value-type="float">
            <text:p>0,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  <table:table-cell table:formula="of:=RAND()" office:value-type="float" office:value="0.277641719270926" calcext:value-type="float">
            <text:p>0,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  <table:table-cell table:formula="of:=RAND()" office:value-type="float" office:value="0.472200443497416" calcext:value-type="float">
            <text:p>0,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  <table:table-cell table:formula="of:=RAND()" office:value-type="float" office:value="0.135358463585462" calcext:value-type="float">
            <text:p>0,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  <table:table-cell table:formula="of:=RAND()" office:value-type="float" office:value="0.440677082567155" calcext:value-type="float">
            <text:p>0,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  <table:table-cell table:formula="of:=RAND()" office:value-type="float" office:value="0.389968513200152" calcext:value-type="float">
            <text:p>0,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  <table:table-cell table:formula="of:=RAND()" office:value-type="float" office:value="0.967422354611421" calcext:value-type="float">
            <text:p>0,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678686341526708" calcext:value-type="float">
            <text:p>0,679</text:p>
          </table:table-cell>
          <table:table-cell/>
        </table:table-row>
        <table:table-row table:style-name="ro1"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  <table:table-cell table:formula="of:=RAND()" office:value-type="float" office:value="0.745908330529495" calcext:value-type="float">
            <text:p>0,746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  <table:table-cell table:formula="of:=RAND()" office:value-type="float" office:value="0.18591588484073" calcext:value-type="float">
            <text:p>0,186</text:p>
          </table:table-cell>
          <table:table-cell/>
        </table:table-row>
        <table:table-row table:style-name="ro1"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  <table:table-cell table:formula="of:=RAND()" office:value-type="float" office:value="0.945256945650767" calcext:value-type="float">
            <text:p>0,945</text:p>
          </table:table-cell>
          <table:table-cell/>
        </table:table-row>
        <table:table-row table:style-name="ro1"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  <table:table-cell table:formula="of:=RAND()" office:value-type="float" office:value="0.124082775833426" calcext:value-type="float">
            <text:p>0,124</text:p>
          </table:table-cell>
          <table:table-cell/>
        </table:table-row>
        <table:table-row table:style-name="ro1"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  <table:table-cell table:formula="of:=RAND()" office:value-type="float" office:value="0.878114735517757" calcext:value-type="float">
            <text:p>0,878</text:p>
          </table:table-cell>
          <table:table-cell/>
        </table:table-row>
        <table:table-row table:style-name="ro1"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  <table:table-cell table:formula="of:=RAND()" office:value-type="float" office:value="0.892613169278929" calcext:value-type="float">
            <text:p>0,893</text:p>
          </table:table-cell>
          <table:table-cell/>
        </table:table-row>
        <table:table-row table:style-name="ro1"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  <table:table-cell table:formula="of:=RAND()" office:value-type="float" office:value="0.420994759890074" calcext:value-type="float">
            <text:p>0,421</text:p>
          </table:table-cell>
          <table:table-cell/>
        </table:table-row>
        <table:table-row table:style-name="ro1"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  <table:table-cell table:formula="of:=RAND()" office:value-type="float" office:value="0.255141349978462" calcext:value-type="float">
            <text:p>0,255</text:p>
          </table:table-cell>
          <table:table-cell/>
        </table:table-row>
        <table:table-row table:style-name="ro1"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  <table:table-cell table:formula="of:=RAND()" office:value-type="float" office:value="0.196003135192144" calcext:value-type="float">
            <text:p>0,196</text:p>
          </table:table-cell>
          <table:table-cell/>
        </table:table-row>
        <table:table-row table:style-name="ro1"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  <table:table-cell table:formula="of:=RAND()" office:value-type="float" office:value="0.787739345035497" calcext:value-type="float">
            <text:p>0,788</text:p>
          </table:table-cell>
          <table:table-cell/>
        </table:table-row>
        <table:table-row table:style-name="ro1"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  <table:table-cell table:formula="of:=RAND()" office:value-type="float" office:value="0.50093980238411" calcext:value-type="float">
            <text:p>0,50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  <table:table-cell table:formula="of:=RAND()" office:value-type="float" office:value="0.787536309347814" calcext:value-type="float">
            <text:p>0,788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  <table:table-cell table:formula="of:=RAND()" office:value-type="float" office:value="0.0742611304776786" calcext:value-type="float">
            <text:p>0,074</text:p>
          </table:table-cell>
          <table:table-cell/>
        </table:table-row>
        <table:table-row table:style-name="ro1"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  <table:table-cell table:formula="of:=RAND()" office:value-type="float" office:value="0.19746102656538" calcext:value-type="float">
            <text:p>0,197</text:p>
          </table:table-cell>
          <table:table-cell/>
        </table:table-row>
        <table:table-row table:style-name="ro1"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  <table:table-cell table:formula="of:=RAND()" office:value-type="float" office:value="0.565401693141696" calcext:value-type="float">
            <text:p>0,565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  <table:table-cell table:formula="of:=RAND()" office:value-type="float" office:value="0.688030178534872" calcext:value-type="float">
            <text:p>0,688</text:p>
          </table:table-cell>
          <table:table-cell/>
        </table:table-row>
        <table:table-row table:style-name="ro1"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  <table:table-cell table:formula="of:=RAND()" office:value-type="float" office:value="0.761576881406309" calcext:value-type="float">
            <text:p>0,762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  <table:table-cell table:formula="of:=RAND()" office:value-type="float" office:value="0.951088030415937" calcext:value-type="float">
            <text:p>0,951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  <table:table-cell table:formula="of:=RAND()" office:value-type="float" office:value="0.914997694414211" calcext:value-type="float">
            <text:p>0,915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738449201822166" calcext:value-type="float">
            <text:p>0,738</text:p>
          </table:table-cell>
          <table:table-cell/>
        </table:table-row>
        <table:table-row table:style-name="ro1"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  <table:table-cell table:formula="of:=RAND()" office:value-type="float" office:value="0.183307769156895" calcext:value-type="float">
            <text:p>0,183</text:p>
          </table:table-cell>
          <table:table-cell/>
        </table:table-row>
        <table:table-row table:style-name="ro1"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  <table:table-cell table:formula="of:=RAND()" office:value-type="float" office:value="0.866228810138035" calcext:value-type="float">
            <text:p>0,866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417189586704843" calcext:value-type="float">
            <text:p>0,417</text:p>
          </table:table-cell>
          <table:table-cell/>
        </table:table-row>
        <table:table-row table:style-name="ro1"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  <table:table-cell table:formula="of:=RAND()" office:value-type="float" office:value="0.98713492220379" calcext:value-type="float">
            <text:p>0,987</text:p>
          </table:table-cell>
          <table:table-cell/>
        </table:table-row>
        <table:table-row table:style-name="ro1"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  <table:table-cell table:formula="of:=RAND()" office:value-type="float" office:value="0.978634285012209" calcext:value-type="float">
            <text:p>0,979</text:p>
          </table:table-cell>
          <table:table-cell/>
        </table:table-row>
        <table:table-row table:style-name="ro1"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  <table:table-cell table:formula="of:=RAND()" office:value-type="float" office:value="0.0536475956878208" calcext:value-type="float">
            <text:p>0,054</text:p>
          </table:table-cell>
          <table:table-cell/>
        </table:table-row>
        <table:table-row table:style-name="ro1"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  <table:table-cell table:formula="of:=RAND()" office:value-type="float" office:value="0.417537358332723" calcext:value-type="float">
            <text:p>0,418</text:p>
          </table:table-cell>
          <table:table-cell/>
        </table:table-row>
        <table:table-row table:style-name="ro1"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  <table:table-cell table:formula="of:=RAND()" office:value-type="float" office:value="0.961583634971968" calcext:value-type="float">
            <text:p>0,962</text:p>
          </table:table-cell>
          <table:table-cell/>
        </table:table-row>
        <table:table-row table:style-name="ro1"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  <table:table-cell table:formula="of:=RAND()" office:value-type="float" office:value="0.0174885734381842" calcext:value-type="float">
            <text:p>0,017</text:p>
          </table:table-cell>
          <table:table-cell/>
        </table:table-row>
        <table:table-row table:style-name="ro1">
          <table:table-cell table:style-name="ce8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  <table:table-cell table:formula="of:=RAND()" office:value-type="float" office:value="0.575712895042033" calcext:value-type="float">
            <text:p>0,576</text:p>
          </table:table-cell>
          <table:table-cell/>
        </table:table-row>
        <table:table-row table:style-name="ro1"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  <table:table-cell table:formula="of:=RAND()" office:value-type="float" office:value="0.793276294680596" calcext:value-type="float">
            <text:p>0,793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  <table:table-cell table:formula="of:=RAND()" office:value-type="float" office:value="0.834238924889702" calcext:value-type="float">
            <text:p>0,834</text:p>
          </table:table-cell>
          <table:table-cell/>
        </table:table-row>
        <table:table-row table:style-name="ro1"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  <table:table-cell table:formula="of:=RAND()" office:value-type="float" office:value="0.910016242031474" calcext:value-type="float">
            <text:p>0,910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624993981810585" calcext:value-type="float">
            <text:p>0,625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  <table:table-cell table:formula="of:=RAND()" office:value-type="float" office:value="0.0250305504980709" calcext:value-type="float">
            <text:p>0,02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  <table:table-cell table:formula="of:=RAND()" office:value-type="float" office:value="0.543805421315149" calcext:value-type="float">
            <text:p>0,544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  <table:table-cell table:formula="of:=RAND()" office:value-type="float" office:value="0.731106153898059" calcext:value-type="float">
            <text:p>0,731</text:p>
          </table:table-cell>
          <table:table-cell/>
        </table:table-row>
        <table:table-row table:style-name="ro1"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  <table:table-cell table:formula="of:=RAND()" office:value-type="float" office:value="0.516507516100502" calcext:value-type="float">
            <text:p>0,517</text:p>
          </table:table-cell>
          <table:table-cell/>
        </table:table-row>
        <table:table-row table:style-name="ro1"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  <table:table-cell table:formula="of:=RAND()" office:value-type="float" office:value="0.123000043804488" calcext:value-type="float">
            <text:p>0,123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91434647251839" calcext:value-type="float">
            <text:p>0,914</text:p>
          </table:table-cell>
          <table:table-cell/>
        </table:table-row>
        <table:table-row table:style-name="ro1"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  <table:table-cell table:formula="of:=RAND()" office:value-type="float" office:value="0.47328492039225" calcext:value-type="float">
            <text:p>0,473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  <table:table-cell table:formula="of:=RAND()" office:value-type="float" office:value="0.831844610805467" calcext:value-type="float">
            <text:p>0,832</text:p>
          </table:table-cell>
          <table:table-cell/>
        </table:table-row>
        <table:table-row table:style-name="ro1"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  <table:table-cell table:formula="of:=RAND()" office:value-type="float" office:value="0.342068022801574" calcext:value-type="float">
            <text:p>0,342</text:p>
          </table:table-cell>
          <table:table-cell/>
        </table:table-row>
        <table:table-row table:style-name="ro1"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  <table:table-cell table:formula="of:=RAND()" office:value-type="float" office:value="0.666595322548986" calcext:value-type="float">
            <text:p>0,667</text:p>
          </table:table-cell>
          <table:table-cell/>
        </table:table-row>
        <table:table-row table:style-name="ro1"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  <table:table-cell table:formula="of:=RAND()" office:value-type="float" office:value="0.453784963587946" calcext:value-type="float">
            <text:p>0,454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722484261134855" calcext:value-type="float">
            <text:p>0,722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840758668184872" calcext:value-type="float">
            <text:p>0,841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  <table:table-cell table:formula="of:=RAND()" office:value-type="float" office:value="0.426341510916629" calcext:value-type="float">
            <text:p>0,426</text:p>
          </table:table-cell>
          <table:table-cell/>
        </table:table-row>
        <table:table-row table:style-name="ro1"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  <table:table-cell table:formula="of:=RAND()" office:value-type="float" office:value="0.707766364743672" calcext:value-type="float">
            <text:p>0,708</text:p>
          </table:table-cell>
          <table:table-cell/>
        </table:table-row>
        <table:table-row table:style-name="ro1"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  <table:table-cell table:formula="of:=RAND()" office:value-type="float" office:value="0.285991409412576" calcext:value-type="float">
            <text:p>0,286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  <table:table-cell table:formula="of:=RAND()" office:value-type="float" office:value="0.866872097702154" calcext:value-type="float">
            <text:p>0,867</text:p>
          </table:table-cell>
          <table:table-cell/>
        </table:table-row>
        <table:table-row table:style-name="ro1"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  <table:table-cell table:formula="of:=RAND()" office:value-type="float" office:value="0.65676821503431" calcext:value-type="float">
            <text:p>0,657</text:p>
          </table:table-cell>
          <table:table-cell/>
        </table:table-row>
        <table:table-row table:style-name="ro1"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  <table:table-cell table:formula="of:=RAND()" office:value-type="float" office:value="0.0101532629532686" calcext:value-type="float">
            <text:p>0,010</text:p>
          </table:table-cell>
          <table:table-cell/>
        </table:table-row>
        <table:table-row table:style-name="ro1"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  <table:table-cell table:formula="of:=RAND()" office:value-type="float" office:value="0.496649209275048" calcext:value-type="float">
            <text:p>0,497</text:p>
          </table:table-cell>
          <table:table-cell/>
        </table:table-row>
        <table:table-row table:style-name="ro1"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  <table:table-cell table:formula="of:=RAND()" office:value-type="float" office:value="0.166106304039844" calcext:value-type="float">
            <text:p>0,166</text:p>
          </table:table-cell>
          <table:table-cell/>
        </table:table-row>
        <table:table-row table:style-name="ro1"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  <table:table-cell table:formula="of:=RAND()" office:value-type="float" office:value="0.992163458466363" calcext:value-type="float">
            <text:p>0,992</text:p>
          </table:table-cell>
          <table:table-cell/>
        </table:table-row>
        <table:table-row table:style-name="ro1"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  <table:table-cell table:formula="of:=RAND()" office:value-type="float" office:value="0.0443309308640158" calcext:value-type="float">
            <text:p>0,044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  <table:table-cell table:formula="of:=RAND()" office:value-type="float" office:value="0.438778439630261" calcext:value-type="float">
            <text:p>0,439</text:p>
          </table:table-cell>
          <table:table-cell/>
        </table:table-row>
        <table:table-row table:style-name="ro1"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  <table:table-cell table:formula="of:=RAND()" office:value-type="float" office:value="0.415417994425659" calcext:value-type="float">
            <text:p>0,415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267778414507359" calcext:value-type="float">
            <text:p>0,268</text:p>
          </table:table-cell>
          <table:table-cell/>
        </table:table-row>
        <table:table-row table:style-name="ro1"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  <table:table-cell table:formula="of:=RAND()" office:value-type="float" office:value="0.336842749400292" calcext:value-type="float">
            <text:p>0,337</text:p>
          </table:table-cell>
          <table:table-cell/>
        </table:table-row>
        <table:table-row table:style-name="ro1"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  <table:table-cell table:formula="of:=RAND()" office:value-type="float" office:value="0.948824942435839" calcext:value-type="float">
            <text:p>0,949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464355480583483" calcext:value-type="float">
            <text:p>0,464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  <table:table-cell table:formula="of:=RAND()" office:value-type="float" office:value="0.562485981897973" calcext:value-type="float">
            <text:p>0,562</text:p>
          </table:table-cell>
          <table:table-cell/>
        </table:table-row>
        <table:table-row table:style-name="ro1"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  <table:table-cell table:formula="of:=RAND()" office:value-type="float" office:value="0.170722763673627" calcext:value-type="float">
            <text:p>0,171</text:p>
          </table:table-cell>
          <table:table-cell/>
        </table:table-row>
        <table:table-row table:style-name="ro1"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  <table:table-cell table:formula="of:=RAND()" office:value-type="float" office:value="0.972810608874432" calcext:value-type="float">
            <text:p>0,973</text:p>
          </table:table-cell>
          <table:table-cell/>
        </table:table-row>
        <table:table-row table:style-name="ro1"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  <table:table-cell table:formula="of:=RAND()" office:value-type="float" office:value="0.715317085805968" calcext:value-type="float">
            <text:p>0,715</text:p>
          </table:table-cell>
          <table:table-cell/>
        </table:table-row>
        <table:table-row table:style-name="ro1"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  <table:table-cell table:formula="of:=RAND()" office:value-type="float" office:value="0.546650331190243" calcext:value-type="float">
            <text:p>0,547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740523117450081" calcext:value-type="float">
            <text:p>0,741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0453642304256169" calcext:value-type="float">
            <text:p>0,045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  <table:table-cell table:formula="of:=RAND()" office:value-type="float" office:value="0.595099607227955" calcext:value-type="float">
            <text:p>0,595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745610391458663" calcext:value-type="float">
            <text:p>0,746</text:p>
          </table:table-cell>
          <table:table-cell/>
        </table:table-row>
        <table:table-row table:style-name="ro1"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  <table:table-cell table:formula="of:=RAND()" office:value-type="float" office:value="0.5938983960064" calcext:value-type="float">
            <text:p>0,594</text:p>
          </table:table-cell>
          <table:table-cell/>
        </table:table-row>
        <table:table-row table:style-name="ro1"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  <table:table-cell table:formula="of:=RAND()" office:value-type="float" office:value="0.573247529710653" calcext:value-type="float">
            <text:p>0,573</text:p>
          </table:table-cell>
          <table:table-cell/>
        </table:table-row>
        <table:table-row table:style-name="ro1"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  <table:table-cell table:formula="of:=RAND()" office:value-type="float" office:value="0.817044740413288" calcext:value-type="float">
            <text:p>0,817</text:p>
          </table:table-cell>
          <table:table-cell/>
        </table:table-row>
        <table:table-row table:style-name="ro1"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  <table:table-cell table:formula="of:=RAND()" office:value-type="float" office:value="0.484870257676482" calcext:value-type="float">
            <text:p>0,485</text:p>
          </table:table-cell>
          <table:table-cell/>
        </table:table-row>
        <table:table-row table:style-name="ro1"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  <table:table-cell table:formula="of:=RAND()" office:value-type="float" office:value="0.785839372419268" calcext:value-type="float">
            <text:p>0,786</text:p>
          </table:table-cell>
          <table:table-cell/>
        </table:table-row>
        <table:table-row table:style-name="ro1"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  <table:table-cell table:formula="of:=RAND()" office:value-type="float" office:value="0.554277338719654" calcext:value-type="float">
            <text:p>0,554</text:p>
          </table:table-cell>
          <table:table-cell/>
        </table:table-row>
        <table:table-row table:style-name="ro1"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  <table:table-cell table:formula="of:=RAND()" office:value-type="float" office:value="0.682134250990666" calcext:value-type="float">
            <text:p>0,682</text:p>
          </table:table-cell>
          <table:table-cell/>
        </table:table-row>
        <table:table-row table:style-name="ro1"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  <table:table-cell table:formula="of:=RAND()" office:value-type="float" office:value="0.705119825292795" calcext:value-type="float">
            <text:p>0,705</text:p>
          </table:table-cell>
          <table:table-cell/>
        </table:table-row>
        <table:table-row table:style-name="ro1"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  <table:table-cell table:formula="of:=RAND()" office:value-type="float" office:value="0.728992895097895" calcext:value-type="float">
            <text:p>0,729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107284939639411" calcext:value-type="float">
            <text:p>0,107</text:p>
          </table:table-cell>
          <table:table-cell/>
        </table:table-row>
        <table:table-row table:style-name="ro1"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  <table:table-cell table:formula="of:=RAND()" office:value-type="float" office:value="0.841676386726724" calcext:value-type="float">
            <text:p>0,842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159985541363362" calcext:value-type="float">
            <text:p>0,160</text:p>
          </table:table-cell>
          <table:table-cell/>
        </table:table-row>
        <table:table-row table:style-name="ro1"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  <table:table-cell table:formula="of:=RAND()" office:value-type="float" office:value="0.253075080325005" calcext:value-type="float">
            <text:p>0,253</text:p>
          </table:table-cell>
          <table:table-cell/>
        </table:table-row>
        <table:table-row table:style-name="ro1"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  <table:table-cell table:formula="of:=RAND()" office:value-type="float" office:value="0.132140321211637" calcext:value-type="float">
            <text:p>0,132</text:p>
          </table:table-cell>
          <table:table-cell/>
        </table:table-row>
        <table:table-row table:style-name="ro1"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  <table:table-cell table:formula="of:=RAND()" office:value-type="float" office:value="0.58105073227676" calcext:value-type="float">
            <text:p>0,581</text:p>
          </table:table-cell>
          <table:table-cell/>
        </table:table-row>
        <table:table-row table:style-name="ro1"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  <table:table-cell table:formula="of:=RAND()" office:value-type="float" office:value="0.666896259159457" calcext:value-type="float">
            <text:p>0,667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  <table:table-cell table:formula="of:=RAND()" office:value-type="float" office:value="0.556508781665849" calcext:value-type="float">
            <text:p>0,557</text:p>
          </table:table-cell>
          <table:table-cell/>
        </table:table-row>
        <table:table-row table:style-name="ro1"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  <table:table-cell table:formula="of:=RAND()" office:value-type="float" office:value="0.769320334808075" calcext:value-type="float">
            <text:p>0,769</text:p>
          </table:table-cell>
          <table:table-cell/>
        </table:table-row>
        <table:table-row table:style-name="ro1"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  <table:table-cell table:formula="of:=RAND()" office:value-type="float" office:value="0.736380863806025" calcext:value-type="float">
            <text:p>0,736</text:p>
          </table:table-cell>
          <table:table-cell/>
        </table:table-row>
        <table:table-row table:style-name="ro1"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  <table:table-cell table:formula="of:=RAND()" office:value-type="float" office:value="0.754786045556841" calcext:value-type="float">
            <text:p>0,755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679576204360653" calcext:value-type="float">
            <text:p>0,680</text:p>
          </table:table-cell>
          <table:table-cell/>
        </table:table-row>
        <table:table-row table:style-name="ro1"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  <table:table-cell table:formula="of:=RAND()" office:value-type="float" office:value="0.936482075370948" calcext:value-type="float">
            <text:p>0,936</text:p>
          </table:table-cell>
          <table:table-cell/>
        </table:table-row>
        <table:table-row table:style-name="ro1"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  <table:table-cell table:formula="of:=RAND()" office:value-type="float" office:value="0.607803016791534" calcext:value-type="float">
            <text:p>0,608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  <table:table-cell table:formula="of:=RAND()" office:value-type="float" office:value="0.733795892362328" calcext:value-type="float">
            <text:p>0,734</text:p>
          </table:table-cell>
          <table:table-cell/>
        </table:table-row>
        <table:table-row table:style-name="ro1"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  <table:table-cell table:formula="of:=RAND()" office:value-type="float" office:value="0.884548039539931" calcext:value-type="float">
            <text:p>0,885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  <table:table-cell table:formula="of:=RAND()" office:value-type="float" office:value="0.348286092780011" calcext:value-type="float">
            <text:p>0,34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  <table:table-cell table:formula="of:=RAND()" office:value-type="float" office:value="0.0711858359441903" calcext:value-type="float">
            <text:p>0,071</text:p>
          </table:table-cell>
          <table:table-cell/>
        </table:table-row>
        <table:table-row table:style-name="ro1"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  <table:table-cell table:formula="of:=RAND()" office:value-type="float" office:value="0.990641676244322" calcext:value-type="float">
            <text:p>0,991</text:p>
          </table:table-cell>
          <table:table-cell/>
        </table:table-row>
        <table:table-row table:style-name="ro1"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  <table:table-cell table:formula="of:=RAND()" office:value-type="float" office:value="0.328975942868797" calcext:value-type="float">
            <text:p>0,329</text:p>
          </table:table-cell>
          <table:table-cell/>
        </table:table-row>
        <table:table-row table:style-name="ro1"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  <table:table-cell table:formula="of:=RAND()" office:value-type="float" office:value="0.239282607938006" calcext:value-type="float">
            <text:p>0,239</text:p>
          </table:table-cell>
          <table:table-cell/>
        </table:table-row>
        <table:table-row table:style-name="ro1"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  <table:table-cell table:formula="of:=RAND()" office:value-type="float" office:value="0.0561597006898222" calcext:value-type="float">
            <text:p>0,056</text:p>
          </table:table-cell>
          <table:table-cell/>
        </table:table-row>
        <table:table-row table:style-name="ro1"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  <table:table-cell table:formula="of:=RAND()" office:value-type="float" office:value="0.377956342615653" calcext:value-type="float">
            <text:p>0,378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  <table:table-cell table:formula="of:=RAND()" office:value-type="float" office:value="0.541044983903832" calcext:value-type="float">
            <text:p>0,541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  <table:table-cell table:formula="of:=RAND()" office:value-type="float" office:value="0.472228765077107" calcext:value-type="float">
            <text:p>0,472</text:p>
          </table:table-cell>
          <table:table-cell/>
        </table:table-row>
        <table:table-row table:style-name="ro1"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  <table:table-cell table:formula="of:=RAND()" office:value-type="float" office:value="0.778628916222286" calcext:value-type="float">
            <text:p>0,779</text:p>
          </table:table-cell>
          <table:table-cell/>
        </table:table-row>
        <table:table-row table:style-name="ro1"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  <table:table-cell table:formula="of:=RAND()" office:value-type="float" office:value="0.618404335426638" calcext:value-type="float">
            <text:p>0,618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  <table:table-cell table:formula="of:=RAND()" office:value-type="float" office:value="0.972722293344878" calcext:value-type="float">
            <text:p>0,973</text:p>
          </table:table-cell>
          <table:table-cell/>
        </table:table-row>
        <table:table-row table:style-name="ro1"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  <table:table-cell table:formula="of:=RAND()" office:value-type="float" office:value="0.400607365321358" calcext:value-type="float">
            <text:p>0,401</text:p>
          </table:table-cell>
          <table:table-cell/>
        </table:table-row>
        <table:table-row table:style-name="ro1"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  <table:table-cell table:formula="of:=RAND()" office:value-type="float" office:value="0.899064450050643" calcext:value-type="float">
            <text:p>0,899</text:p>
          </table:table-cell>
          <table:table-cell/>
        </table:table-row>
        <table:table-row table:style-name="ro1"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  <table:table-cell table:formula="of:=RAND()" office:value-type="float" office:value="0.538462279272229" calcext:value-type="float">
            <text:p>0,538</text:p>
          </table:table-cell>
          <table:table-cell/>
        </table:table-row>
        <table:table-row table:style-name="ro1"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  <table:table-cell table:formula="of:=RAND()" office:value-type="float" office:value="0.52595261614038" calcext:value-type="float">
            <text:p>0,526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  <table:table-cell table:formula="of:=RAND()" office:value-type="float" office:value="0.284900987332952" calcext:value-type="float">
            <text:p>0,28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  <table:table-cell table:formula="of:=RAND()" office:value-type="float" office:value="0.43223740131362" calcext:value-type="float">
            <text:p>0,432</text:p>
          </table:table-cell>
          <table:table-cell/>
        </table:table-row>
        <table:table-row table:style-name="ro1"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  <table:table-cell table:formula="of:=RAND()" office:value-type="float" office:value="0.670713541001664" calcext:value-type="float">
            <text:p>0,671</text:p>
          </table:table-cell>
          <table:table-cell/>
        </table:table-row>
        <table:table-row table:style-name="ro1"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  <table:table-cell table:formula="of:=RAND()" office:value-type="float" office:value="0.520404250184826" calcext:value-type="float">
            <text:p>0,520</text:p>
          </table:table-cell>
          <table:table-cell/>
        </table:table-row>
        <table:table-row table:style-name="ro1"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  <table:table-cell table:formula="of:=RAND()" office:value-type="float" office:value="0.601474974569205" calcext:value-type="float">
            <text:p>0,601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  <table:table-cell table:formula="of:=RAND()" office:value-type="float" office:value="0.311890447397367" calcext:value-type="float">
            <text:p>0,312</text:p>
          </table:table-cell>
          <table:table-cell/>
        </table:table-row>
        <table:table-row table:style-name="ro1"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  <table:table-cell table:formula="of:=RAND()" office:value-type="float" office:value="0.797861651951067" calcext:value-type="float">
            <text:p>0,798</text:p>
          </table:table-cell>
          <table:table-cell/>
        </table:table-row>
        <table:table-row table:style-name="ro1"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  <table:table-cell table:formula="of:=RAND()" office:value-type="float" office:value="0.799776274856765" calcext:value-type="float">
            <text:p>0,800</text:p>
          </table:table-cell>
          <table:table-cell/>
        </table:table-row>
        <table:table-row table:style-name="ro1"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  <table:table-cell table:formula="of:=RAND()" office:value-type="float" office:value="0.708907256326368" calcext:value-type="float">
            <text:p>0,709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350978514695858" calcext:value-type="float">
            <text:p>0,351</text:p>
          </table:table-cell>
          <table:table-cell/>
        </table:table-row>
        <table:table-row table:style-name="ro1"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  <table:table-cell table:formula="of:=RAND()" office:value-type="float" office:value="0.309774431314162" calcext:value-type="float">
            <text:p>0,310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  <table:table-cell table:formula="of:=RAND()" office:value-type="float" office:value="0.785411358259766" calcext:value-type="float">
            <text:p>0,785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  <table:table-cell table:formula="of:=RAND()" office:value-type="float" office:value="0.782584514667132" calcext:value-type="float">
            <text:p>0,78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  <table:table-cell table:formula="of:=RAND()" office:value-type="float" office:value="0.884048869318635" calcext:value-type="float">
            <text:p>0,884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  <table:table-cell table:formula="of:=RAND()" office:value-type="float" office:value="0.236612824483654" calcext:value-type="float">
            <text:p>0,237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  <table:table-cell table:formula="of:=RAND()" office:value-type="float" office:value="0.898110222674895" calcext:value-type="float">
            <text:p>0,898</text:p>
          </table:table-cell>
          <table:table-cell/>
        </table:table-row>
        <table:table-row table:style-name="ro1"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  <table:table-cell table:formula="of:=RAND()" office:value-type="float" office:value="0.758786303129645" calcext:value-type="float">
            <text:p>0,759</text:p>
          </table:table-cell>
          <table:table-cell/>
        </table:table-row>
        <table:table-row table:style-name="ro1"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  <table:table-cell table:formula="of:=RAND()" office:value-type="float" office:value="0.650379100233188" calcext:value-type="float">
            <text:p>0,650</text:p>
          </table:table-cell>
          <table:table-cell/>
        </table:table-row>
        <table:table-row table:style-name="ro1"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  <table:table-cell table:formula="of:=RAND()" office:value-type="float" office:value="0.884850411277056" calcext:value-type="float">
            <text:p>0,885</text:p>
          </table:table-cell>
          <table:table-cell/>
        </table:table-row>
        <table:table-row table:style-name="ro1"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  <table:table-cell table:formula="of:=RAND()" office:value-type="float" office:value="0.352301209707726" calcext:value-type="float">
            <text:p>0,352</text:p>
          </table:table-cell>
          <table:table-cell/>
        </table:table-row>
        <table:table-row table:style-name="ro1"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  <table:table-cell table:formula="of:=RAND()" office:value-type="float" office:value="0.259742842503916" calcext:value-type="float">
            <text:p>0,260</text:p>
          </table:table-cell>
          <table:table-cell/>
        </table:table-row>
        <table:table-row table:style-name="ro1"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  <table:table-cell table:formula="of:=RAND()" office:value-type="float" office:value="0.679224217264533" calcext:value-type="float">
            <text:p>0,679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  <table:table-cell table:formula="of:=RAND()" office:value-type="float" office:value="0.689630382935541" calcext:value-type="float">
            <text:p>0,690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  <table:table-cell table:formula="of:=RAND()" office:value-type="float" office:value="0.0872042324523294" calcext:value-type="float">
            <text:p>0,087</text:p>
          </table:table-cell>
          <table:table-cell/>
        </table:table-row>
        <table:table-row table:style-name="ro1"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  <table:table-cell table:formula="of:=RAND()" office:value-type="float" office:value="0.0376860307653474" calcext:value-type="float">
            <text:p>0,038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  <table:table-cell table:formula="of:=RAND()" office:value-type="float" office:value="0.91470604520659" calcext:value-type="float">
            <text:p>0,915</text:p>
          </table:table-cell>
          <table:table-cell/>
        </table:table-row>
        <table:table-row table:style-name="ro1"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  <table:table-cell table:formula="of:=RAND()" office:value-type="float" office:value="0.537018289039364" calcext:value-type="float">
            <text:p>0,537</text:p>
          </table:table-cell>
          <table:table-cell/>
        </table:table-row>
        <table:table-row table:style-name="ro1"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  <table:table-cell table:formula="of:=RAND()" office:value-type="float" office:value="0.828079404742893" calcext:value-type="float">
            <text:p>0,828</text:p>
          </table:table-cell>
          <table:table-cell/>
        </table:table-row>
        <table:table-row table:style-name="ro1"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  <table:table-cell table:formula="of:=RAND()" office:value-type="float" office:value="0.53919300184524" calcext:value-type="float">
            <text:p>0,539</text:p>
          </table:table-cell>
          <table:table-cell/>
        </table:table-row>
        <table:table-row table:style-name="ro1"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  <table:table-cell table:formula="of:=RAND()" office:value-type="float" office:value="0.342512694573484" calcext:value-type="float">
            <text:p>0,343</text:p>
          </table:table-cell>
          <table:table-cell/>
        </table:table-row>
        <table:table-row table:style-name="ro1"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  <table:table-cell table:formula="of:=RAND()" office:value-type="float" office:value="0.791008954152559" calcext:value-type="float">
            <text:p>0,791</text:p>
          </table:table-cell>
          <table:table-cell/>
        </table:table-row>
        <table:table-row table:style-name="ro1"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  <table:table-cell table:formula="of:=RAND()" office:value-type="float" office:value="0.742902103630484" calcext:value-type="float">
            <text:p>0,743</text:p>
          </table:table-cell>
          <table:table-cell/>
        </table:table-row>
        <table:table-row table:style-name="ro1"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  <table:table-cell table:formula="of:=RAND()" office:value-type="float" office:value="0.53908544223199" calcext:value-type="float">
            <text:p>0,539</text:p>
          </table:table-cell>
          <table:table-cell/>
        </table:table-row>
        <table:table-row table:style-name="ro1"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  <table:table-cell table:formula="of:=RAND()" office:value-type="float" office:value="0.249620264576366" calcext:value-type="float">
            <text:p>0,250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  <table:table-cell table:formula="of:=RAND()" office:value-type="float" office:value="0.165570507861346" calcext:value-type="float">
            <text:p>0,166</text:p>
          </table:table-cell>
          <table:table-cell/>
        </table:table-row>
        <table:table-row table:style-name="ro1"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  <table:table-cell table:formula="of:=RAND()" office:value-type="float" office:value="0.202010234346304" calcext:value-type="float">
            <text:p>0,202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  <table:table-cell table:formula="of:=RAND()" office:value-type="float" office:value="0.947715925919805" calcext:value-type="float">
            <text:p>0,94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  <table:table-cell table:formula="of:=RAND()" office:value-type="float" office:value="0.8445158762117" calcext:value-type="float">
            <text:p>0,845</text:p>
          </table:table-cell>
          <table:table-cell/>
        </table:table-row>
        <table:table-row table:style-name="ro1"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  <table:table-cell table:formula="of:=RAND()" office:value-type="float" office:value="0.0321675355662952" calcext:value-type="float">
            <text:p>0,032</text:p>
          </table:table-cell>
          <table:table-cell/>
        </table:table-row>
        <table:table-row table:style-name="ro1"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  <table:table-cell table:formula="of:=RAND()" office:value-type="float" office:value="0.796285849967703" calcext:value-type="float">
            <text:p>0,796</text:p>
          </table:table-cell>
          <table:table-cell/>
        </table:table-row>
        <table:table-row table:style-name="ro1"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  <table:table-cell table:formula="of:=RAND()" office:value-type="float" office:value="0.965059169238169" calcext:value-type="float">
            <text:p>0,965</text:p>
          </table:table-cell>
          <table:table-cell/>
        </table:table-row>
        <table:table-row table:style-name="ro1"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  <table:table-cell table:formula="of:=RAND()" office:value-type="float" office:value="0.245174793274375" calcext:value-type="float">
            <text:p>0,245</text:p>
          </table:table-cell>
          <table:table-cell/>
        </table:table-row>
        <table:table-row table:style-name="ro1"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  <table:table-cell table:formula="of:=RAND()" office:value-type="float" office:value="0.641676872809997" calcext:value-type="float">
            <text:p>0,642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  <table:table-cell table:formula="of:=RAND()" office:value-type="float" office:value="0.29116946623079" calcext:value-type="float">
            <text:p>0,291</text:p>
          </table:table-cell>
          <table:table-cell/>
        </table:table-row>
        <table:table-row table:style-name="ro1"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  <table:table-cell table:formula="of:=RAND()" office:value-type="float" office:value="0.282887539837824" calcext:value-type="float">
            <text:p>0,283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160121697491646" calcext:value-type="float">
            <text:p>0,160</text:p>
          </table:table-cell>
          <table:table-cell/>
        </table:table-row>
        <table:table-row table:style-name="ro1"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  <table:table-cell table:formula="of:=RAND()" office:value-type="float" office:value="0.471318838303953" calcext:value-type="float">
            <text:p>0,471</text:p>
          </table:table-cell>
          <table:table-cell/>
        </table:table-row>
        <table:table-row table:style-name="ro1"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  <table:table-cell table:formula="of:=RAND()" office:value-type="float" office:value="0.977419139784306" calcext:value-type="float">
            <text:p>0,977</text:p>
          </table:table-cell>
          <table:table-cell/>
        </table:table-row>
        <table:table-row table:style-name="ro1"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  <table:table-cell table:formula="of:=RAND()" office:value-type="float" office:value="0.562035187838069" calcext:value-type="float">
            <text:p>0,562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15001555447154" calcext:value-type="float">
            <text:p>0,150</text:p>
          </table:table-cell>
          <table:table-cell/>
        </table:table-row>
        <table:table-row table:style-name="ro1"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  <table:table-cell table:formula="of:=RAND()" office:value-type="float" office:value="0.38935895296678" calcext:value-type="float">
            <text:p>0,389</text:p>
          </table:table-cell>
          <table:table-cell/>
        </table:table-row>
        <table:table-row table:style-name="ro1"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  <table:table-cell table:formula="of:=RAND()" office:value-type="float" office:value="0.142358234232859" calcext:value-type="float">
            <text:p>0,142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  <table:table-cell table:formula="of:=RAND()" office:value-type="float" office:value="0.686074804546701" calcext:value-type="float">
            <text:p>0,686</text:p>
          </table:table-cell>
          <table:table-cell/>
        </table:table-row>
        <table:table-row table:style-name="ro1"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  <table:table-cell table:formula="of:=RAND()" office:value-type="float" office:value="0.973065781845294" calcext:value-type="float">
            <text:p>0,973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  <table:table-cell table:formula="of:=RAND()" office:value-type="float" office:value="0.271043677691868" calcext:value-type="float">
            <text:p>0,271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  <table:table-cell table:formula="of:=RAND()" office:value-type="float" office:value="0.370024328226751" calcext:value-type="float">
            <text:p>0,370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  <table:table-cell table:formula="of:=RAND()" office:value-type="float" office:value="0.243746248743124" calcext:value-type="float">
            <text:p>0,244</text:p>
          </table:table-cell>
          <table:table-cell/>
        </table:table-row>
        <table:table-row table:style-name="ro1"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  <table:table-cell table:formula="of:=RAND()" office:value-type="float" office:value="0.26229993208668" calcext:value-type="float">
            <text:p>0,262</text:p>
          </table:table-cell>
          <table:table-cell/>
        </table:table-row>
        <table:table-row table:style-name="ro1"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  <table:table-cell table:formula="of:=RAND()" office:value-type="float" office:value="0.287483552293302" calcext:value-type="float">
            <text:p>0,287</text:p>
          </table:table-cell>
          <table:table-cell/>
        </table:table-row>
        <table:table-row table:style-name="ro1"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  <table:table-cell table:formula="of:=RAND()" office:value-type="float" office:value="0.587162155922671" calcext:value-type="float">
            <text:p>0,587</text:p>
          </table:table-cell>
          <table:table-cell/>
        </table:table-row>
        <table:table-row table:style-name="ro1"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  <table:table-cell table:formula="of:=RAND()" office:value-type="float" office:value="0.319211802025058" calcext:value-type="float">
            <text:p>0,319</text:p>
          </table:table-cell>
          <table:table-cell/>
        </table:table-row>
        <table:table-row table:style-name="ro1"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  <table:table-cell table:formula="of:=RAND()" office:value-type="float" office:value="0.563302000009057" calcext:value-type="float">
            <text:p>0,563</text:p>
          </table:table-cell>
          <table:table-cell/>
        </table:table-row>
        <table:table-row table:style-name="ro1"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  <table:table-cell table:formula="of:=RAND()" office:value-type="float" office:value="0.226648274467453" calcext:value-type="float">
            <text:p>0,227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959540621120261" calcext:value-type="float">
            <text:p>0,960</text:p>
          </table:table-cell>
          <table:table-cell/>
        </table:table-row>
        <table:table-row table:style-name="ro1"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  <table:table-cell table:formula="of:=RAND()" office:value-type="float" office:value="0.186866872163413" calcext:value-type="float">
            <text:p>0,187</text:p>
          </table:table-cell>
          <table:table-cell/>
        </table:table-row>
        <table:table-row table:style-name="ro1"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  <table:table-cell table:formula="of:=RAND()" office:value-type="float" office:value="0.540461974245624" calcext:value-type="float">
            <text:p>0,540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0637392606870521" calcext:value-type="float">
            <text:p>0,064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615342544970439" calcext:value-type="float">
            <text:p>0,615</text:p>
          </table:table-cell>
          <table:table-cell/>
        </table:table-row>
        <table:table-row table:style-name="ro1"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  <table:table-cell table:formula="of:=RAND()" office:value-type="float" office:value="0.706318002454557" calcext:value-type="float">
            <text:p>0,706</text:p>
          </table:table-cell>
          <table:table-cell/>
        </table:table-row>
        <table:table-row table:style-name="ro1"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  <table:table-cell table:formula="of:=RAND()" office:value-type="float" office:value="0.233373936331566" calcext:value-type="float">
            <text:p>0,233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381516045742418" calcext:value-type="float">
            <text:p>0,382</text:p>
          </table:table-cell>
          <table:table-cell/>
        </table:table-row>
        <table:table-row table:style-name="ro1"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  <table:table-cell table:formula="of:=RAND()" office:value-type="float" office:value="0.723091957334713" calcext:value-type="float">
            <text:p>0,723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  <table:table-cell table:formula="of:=RAND()" office:value-type="float" office:value="0.244339453808455" calcext:value-type="float">
            <text:p>0,244</text:p>
          </table:table-cell>
          <table:table-cell/>
        </table:table-row>
        <table:table-row table:style-name="ro1"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  <table:table-cell table:formula="of:=RAND()" office:value-type="float" office:value="0.717374423524423" calcext:value-type="float">
            <text:p>0,717</text:p>
          </table:table-cell>
          <table:table-cell/>
        </table:table-row>
        <table:table-row table:style-name="ro1"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  <table:table-cell table:formula="of:=RAND()" office:value-type="float" office:value="0.542018630593703" calcext:value-type="float">
            <text:p>0,542</text:p>
          </table:table-cell>
          <table:table-cell/>
        </table:table-row>
        <table:table-row table:style-name="ro1"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  <table:table-cell table:formula="of:=RAND()" office:value-type="float" office:value="0.842865716702978" calcext:value-type="float">
            <text:p>0,843</text:p>
          </table:table-cell>
          <table:table-cell/>
        </table:table-row>
        <table:table-row table:style-name="ro1"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  <table:table-cell table:formula="of:=RAND()" office:value-type="float" office:value="0.956307011639336" calcext:value-type="float">
            <text:p>0,956</text:p>
          </table:table-cell>
          <table:table-cell/>
        </table:table-row>
        <table:table-row table:style-name="ro1"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  <table:table-cell table:formula="of:=RAND()" office:value-type="float" office:value="0.634916963214668" calcext:value-type="float">
            <text:p>0,635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  <table:table-cell table:formula="of:=RAND()" office:value-type="float" office:value="0.413828197642895" calcext:value-type="float">
            <text:p>0,414</text:p>
          </table:table-cell>
          <table:table-cell/>
        </table:table-row>
        <table:table-row table:style-name="ro1"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  <table:table-cell table:formula="of:=RAND()" office:value-type="float" office:value="0.653634329282608" calcext:value-type="float">
            <text:p>0,65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  <table:table-cell table:formula="of:=RAND()" office:value-type="float" office:value="0.0189917533468987" calcext:value-type="float">
            <text:p>0,019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798244727672456" calcext:value-type="float">
            <text:p>0,798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  <table:table-cell table:formula="of:=RAND()" office:value-type="float" office:value="0.638592503573017" calcext:value-type="float">
            <text:p>0,639</text:p>
          </table:table-cell>
          <table:table-cell/>
        </table:table-row>
        <table:table-row table:style-name="ro1"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  <table:table-cell table:formula="of:=RAND()" office:value-type="float" office:value="0.675426022691034" calcext:value-type="float">
            <text:p>0,675</text:p>
          </table:table-cell>
          <table:table-cell/>
        </table:table-row>
        <table:table-row table:style-name="ro1"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  <table:table-cell table:formula="of:=RAND()" office:value-type="float" office:value="0.190212419426445" calcext:value-type="float">
            <text:p>0,190</text:p>
          </table:table-cell>
          <table:table-cell/>
        </table:table-row>
        <table:table-row table:style-name="ro1"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  <table:table-cell table:formula="of:=RAND()" office:value-type="float" office:value="0.604496054657185" calcext:value-type="float">
            <text:p>0,604</text:p>
          </table:table-cell>
          <table:table-cell/>
        </table:table-row>
        <table:table-row table:style-name="ro1"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  <table:table-cell table:formula="of:=RAND()" office:value-type="float" office:value="0.852312083987417" calcext:value-type="float">
            <text:p>0,852</text:p>
          </table:table-cell>
          <table:table-cell/>
        </table:table-row>
        <table:table-row table:style-name="ro1"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  <table:table-cell table:formula="of:=RAND()" office:value-type="float" office:value="0.0329701744863867" calcext:value-type="float">
            <text:p>0,033</text:p>
          </table:table-cell>
          <table:table-cell/>
        </table:table-row>
        <table:table-row table:style-name="ro1"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  <table:table-cell table:formula="of:=RAND()" office:value-type="float" office:value="0.111433218109874" calcext:value-type="float">
            <text:p>0,111</text:p>
          </table:table-cell>
          <table:table-cell/>
        </table:table-row>
        <table:table-row table:style-name="ro1"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  <table:table-cell table:formula="of:=RAND()" office:value-type="float" office:value="0.804588540053839" calcext:value-type="float">
            <text:p>0,805</text:p>
          </table:table-cell>
          <table:table-cell/>
        </table:table-row>
        <table:table-row table:style-name="ro1"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  <table:table-cell table:formula="of:=RAND()" office:value-type="float" office:value="0.48688740943507" calcext:value-type="float">
            <text:p>0,487</text:p>
          </table:table-cell>
          <table:table-cell/>
        </table:table-row>
        <table:table-row table:style-name="ro1"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  <table:table-cell table:formula="of:=RAND()" office:value-type="float" office:value="0.707160452436689" calcext:value-type="float">
            <text:p>0,707</text:p>
          </table:table-cell>
          <table:table-cell/>
        </table:table-row>
        <table:table-row table:style-name="ro1"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  <table:table-cell table:formula="of:=RAND()" office:value-type="float" office:value="0.730317381175853" calcext:value-type="float">
            <text:p>0,730</text:p>
          </table:table-cell>
          <table:table-cell/>
        </table:table-row>
        <table:table-row table:style-name="ro1"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  <table:table-cell table:formula="of:=RAND()" office:value-type="float" office:value="0.809486095581682" calcext:value-type="float">
            <text:p>0,809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975078482477867" calcext:value-type="float">
            <text:p>0,975</text:p>
          </table:table-cell>
          <table:table-cell/>
        </table:table-row>
        <table:table-row table:style-name="ro1"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  <table:table-cell table:formula="of:=RAND()" office:value-type="float" office:value="0.989554513737015" calcext:value-type="float">
            <text:p>0,990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  <table:table-cell table:formula="of:=RAND()" office:value-type="float" office:value="0.810113094136524" calcext:value-type="float">
            <text:p>0,810</text:p>
          </table:table-cell>
          <table:table-cell/>
        </table:table-row>
        <table:table-row table:style-name="ro1"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  <table:table-cell table:formula="of:=RAND()" office:value-type="float" office:value="0.193097014846001" calcext:value-type="float">
            <text:p>0,193</text:p>
          </table:table-cell>
          <table:table-cell/>
        </table:table-row>
        <table:table-row table:style-name="ro1"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  <table:table-cell table:formula="of:=RAND()" office:value-type="float" office:value="0.890084407034145" calcext:value-type="float">
            <text:p>0,890</text:p>
          </table:table-cell>
          <table:table-cell/>
        </table:table-row>
        <table:table-row table:style-name="ro1"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  <table:table-cell table:formula="of:=RAND()" office:value-type="float" office:value="0.176574920588079" calcext:value-type="float">
            <text:p>0,177</text:p>
          </table:table-cell>
          <table:table-cell/>
        </table:table-row>
        <table:table-row table:style-name="ro1"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  <table:table-cell table:formula="of:=RAND()" office:value-type="float" office:value="0.51235497686706" calcext:value-type="float">
            <text:p>0,512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  <table:table-cell table:formula="of:=RAND()" office:value-type="float" office:value="0.273152359374824" calcext:value-type="float">
            <text:p>0,273</text:p>
          </table:table-cell>
          <table:table-cell/>
        </table:table-row>
        <table:table-row table:style-name="ro1"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  <table:table-cell table:formula="of:=RAND()" office:value-type="float" office:value="0.645799196490881" calcext:value-type="float">
            <text:p>0,646</text:p>
          </table:table-cell>
          <table:table-cell/>
        </table:table-row>
        <table:table-row table:style-name="ro1"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  <table:table-cell table:formula="of:=RAND()" office:value-type="float" office:value="0.528164303763608" calcext:value-type="float">
            <text:p>0,528</text:p>
          </table:table-cell>
          <table:table-cell/>
        </table:table-row>
        <table:table-row table:style-name="ro1"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  <table:table-cell table:formula="of:=RAND()" office:value-type="float" office:value="0.174123516646404" calcext:value-type="float">
            <text:p>0,174</text:p>
          </table:table-cell>
          <table:table-cell/>
        </table:table-row>
        <table:table-row table:style-name="ro1"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  <table:table-cell table:formula="of:=RAND()" office:value-type="float" office:value="0.118638552324942" calcext:value-type="float">
            <text:p>0,119</text:p>
          </table:table-cell>
          <table:table-cell/>
        </table:table-row>
        <table:table-row table:style-name="ro1"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  <table:table-cell table:formula="of:=RAND()" office:value-type="float" office:value="0.230710506576872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  <table:table-cell table:formula="of:=RAND()" office:value-type="float" office:value="0.360253151792475" calcext:value-type="float">
            <text:p>0,360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64756975958706" calcext:value-type="float">
            <text:p>0,64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  <table:table-cell table:formula="of:=RAND()" office:value-type="float" office:value="0.136648379498823" calcext:value-type="float">
            <text:p>0,13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  <table:table-cell table:formula="of:=RAND()" office:value-type="float" office:value="0.93436548457432" calcext:value-type="float">
            <text:p>0,934</text:p>
          </table:table-cell>
          <table:table-cell/>
        </table:table-row>
        <table:table-row table:style-name="ro1"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  <table:table-cell table:formula="of:=RAND()" office:value-type="float" office:value="0.790651246309916" calcext:value-type="float">
            <text:p>0,791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324577303237708" calcext:value-type="float">
            <text:p>0,325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  <table:table-cell table:formula="of:=RAND()" office:value-type="float" office:value="0.476005249323249" calcext:value-type="float">
            <text:p>0,476</text:p>
          </table:table-cell>
          <table:table-cell/>
        </table:table-row>
        <table:table-row table:style-name="ro1"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  <table:table-cell table:formula="of:=RAND()" office:value-type="float" office:value="0.870197456628654" calcext:value-type="float">
            <text:p>0,870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  <table:table-cell table:formula="of:=RAND()" office:value-type="float" office:value="0.999722134961917" calcext:value-type="float">
            <text:p>1,000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  <table:table-cell table:formula="of:=RAND()" office:value-type="float" office:value="0.754612845585831" calcext:value-type="float">
            <text:p>0,755</text:p>
          </table:table-cell>
          <table:table-cell/>
        </table:table-row>
        <table:table-row table:style-name="ro1"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  <table:table-cell table:formula="of:=RAND()" office:value-type="float" office:value="0.512396536767523" calcext:value-type="float">
            <text:p>0,512</text:p>
          </table:table-cell>
          <table:table-cell/>
        </table:table-row>
        <table:table-row table:style-name="ro1"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  <table:table-cell table:formula="of:=RAND()" office:value-type="float" office:value="0.79862937843971" calcext:value-type="float">
            <text:p>0,799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  <table:table-cell table:formula="of:=RAND()" office:value-type="float" office:value="0.827964511504312" calcext:value-type="float">
            <text:p>0,828</text:p>
          </table:table-cell>
          <table:table-cell/>
        </table:table-row>
        <table:table-row table:style-name="ro1"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  <table:table-cell table:formula="of:=RAND()" office:value-type="float" office:value="0.175477346287063" calcext:value-type="float">
            <text:p>0,175</text:p>
          </table:table-cell>
          <table:table-cell/>
        </table:table-row>
        <table:table-row table:style-name="ro1"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  <table:table-cell table:formula="of:=RAND()" office:value-type="float" office:value="0.0233477726707423" calcext:value-type="float">
            <text:p>0,023</text:p>
          </table:table-cell>
          <table:table-cell/>
        </table:table-row>
        <table:table-row table:style-name="ro1"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  <table:table-cell table:formula="of:=RAND()" office:value-type="float" office:value="0.255305402246116" calcext:value-type="float">
            <text:p>0,255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461721131209516" calcext:value-type="float">
            <text:p>0,462</text:p>
          </table:table-cell>
          <table:table-cell/>
        </table:table-row>
        <table:table-row table:style-name="ro1"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  <table:table-cell table:formula="of:=RAND()" office:value-type="float" office:value="0.742472053370371" calcext:value-type="float">
            <text:p>0,742</text:p>
          </table:table-cell>
          <table:table-cell/>
        </table:table-row>
        <table:table-row table:style-name="ro1"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  <table:table-cell table:formula="of:=RAND()" office:value-type="float" office:value="0.195586919620778" calcext:value-type="float">
            <text:p>0,196</text:p>
          </table:table-cell>
          <table:table-cell/>
        </table:table-row>
        <table:table-row table:style-name="ro1"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  <table:table-cell table:formula="of:=RAND()" office:value-type="float" office:value="0.644530947859698" calcext:value-type="float">
            <text:p>0,645</text:p>
          </table:table-cell>
          <table:table-cell/>
        </table:table-row>
        <table:table-row table:style-name="ro1"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  <table:table-cell table:formula="of:=RAND()" office:value-type="float" office:value="0.195589984662494" calcext:value-type="float">
            <text:p>0,196</text:p>
          </table:table-cell>
          <table:table-cell/>
        </table:table-row>
        <table:table-row table:style-name="ro1"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  <table:table-cell table:formula="of:=RAND()" office:value-type="float" office:value="0.880394434715857" calcext:value-type="float">
            <text:p>0,880</text:p>
          </table:table-cell>
          <table:table-cell/>
        </table:table-row>
        <table:table-row table:style-name="ro1"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  <table:table-cell table:formula="of:=RAND()" office:value-type="float" office:value="0.681732895984174" calcext:value-type="float">
            <text:p>0,682</text:p>
          </table:table-cell>
          <table:table-cell/>
        </table:table-row>
        <table:table-row table:style-name="ro1"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  <table:table-cell table:formula="of:=RAND()" office:value-type="float" office:value="0.0302835534046954" calcext:value-type="float">
            <text:p>0,030</text:p>
          </table:table-cell>
          <table:table-cell/>
        </table:table-row>
        <table:table-row table:style-name="ro1"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  <table:table-cell table:formula="of:=RAND()" office:value-type="float" office:value="0.0526166882350332" calcext:value-type="float">
            <text:p>0,053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  <table:table-cell table:formula="of:=RAND()" office:value-type="float" office:value="0.401853203556327" calcext:value-type="float">
            <text:p>0,402</text:p>
          </table:table-cell>
          <table:table-cell/>
        </table:table-row>
        <table:table-row table:style-name="ro1"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  <table:table-cell table:formula="of:=RAND()" office:value-type="float" office:value="0.377916537622265" calcext:value-type="float">
            <text:p>0,378</text:p>
          </table:table-cell>
          <table:table-cell/>
        </table:table-row>
        <table:table-row table:style-name="ro1"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  <table:table-cell table:formula="of:=RAND()" office:value-type="float" office:value="0.687760950005133" calcext:value-type="float">
            <text:p>0,688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581032938835848" calcext:value-type="float">
            <text:p>0,581</text:p>
          </table:table-cell>
          <table:table-cell/>
        </table:table-row>
        <table:table-row table:style-name="ro1"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  <table:table-cell table:formula="of:=RAND()" office:value-type="float" office:value="0.856952993210927" calcext:value-type="float">
            <text:p>0,857</text:p>
          </table:table-cell>
          <table:table-cell/>
        </table:table-row>
        <table:table-row table:style-name="ro1"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  <table:table-cell table:formula="of:=RAND()" office:value-type="float" office:value="0.60121924366941" calcext:value-type="float">
            <text:p>0,601</text:p>
          </table:table-cell>
          <table:table-cell/>
        </table:table-row>
        <table:table-row table:style-name="ro1"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  <table:table-cell table:formula="of:=RAND()" office:value-type="float" office:value="0.627662645861069" calcext:value-type="float">
            <text:p>0,628</text:p>
          </table:table-cell>
          <table:table-cell/>
        </table:table-row>
        <table:table-row table:style-name="ro1"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  <table:table-cell table:formula="of:=RAND()" office:value-type="float" office:value="0.98886196851692" calcext:value-type="float">
            <text:p>0,989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  <table:table-cell table:formula="of:=RAND()" office:value-type="float" office:value="0.911481385118981" calcext:value-type="float">
            <text:p>0,911</text:p>
          </table:table-cell>
          <table:table-cell/>
        </table:table-row>
        <table:table-row table:style-name="ro1"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  <table:table-cell table:formula="of:=RAND()" office:value-type="float" office:value="0.220986101255357" calcext:value-type="float">
            <text:p>0,221</text:p>
          </table:table-cell>
          <table:table-cell/>
        </table:table-row>
        <table:table-row table:style-name="ro1"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  <table:table-cell table:formula="of:=RAND()" office:value-type="float" office:value="0.737709221402513" calcext:value-type="float">
            <text:p>0,738</text:p>
          </table:table-cell>
          <table:table-cell/>
        </table:table-row>
        <table:table-row table:style-name="ro1"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  <table:table-cell table:formula="of:=RAND()" office:value-type="float" office:value="0.7442134199744" calcext:value-type="float">
            <text:p>0,744</text:p>
          </table:table-cell>
          <table:table-cell/>
        </table:table-row>
        <table:table-row table:style-name="ro1"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  <table:table-cell table:formula="of:=RAND()" office:value-type="float" office:value="0.236035935496423" calcext:value-type="float">
            <text:p>0,236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43865910969932" calcext:value-type="float">
            <text:p>0,439</text:p>
          </table:table-cell>
          <table:table-cell/>
        </table:table-row>
        <table:table-row table:style-name="ro1"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  <table:table-cell table:formula="of:=RAND()" office:value-type="float" office:value="0.581274425955722" calcext:value-type="float">
            <text:p>0,581</text:p>
          </table:table-cell>
          <table:table-cell/>
        </table:table-row>
        <table:table-row table:style-name="ro1"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  <table:table-cell table:formula="of:=RAND()" office:value-type="float" office:value="0.436282760987828" calcext:value-type="float">
            <text:p>0,436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789097883630069" calcext:value-type="float">
            <text:p>0,789</text:p>
          </table:table-cell>
          <table:table-cell/>
        </table:table-row>
        <table:table-row table:style-name="ro1"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  <table:table-cell table:formula="of:=RAND()" office:value-type="float" office:value="0.882117922217518" calcext:value-type="float">
            <text:p>0,882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  <table:table-cell table:formula="of:=RAND()" office:value-type="float" office:value="0.101432084095041" calcext:value-type="float">
            <text:p>0,101</text:p>
          </table:table-cell>
          <table:table-cell/>
        </table:table-row>
        <table:table-row table:style-name="ro1"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  <table:table-cell table:formula="of:=RAND()" office:value-type="float" office:value="0.837409164276618" calcext:value-type="float">
            <text:p>0,837</text:p>
          </table:table-cell>
          <table:table-cell/>
        </table:table-row>
        <table:table-row table:style-name="ro1"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  <table:table-cell table:formula="of:=RAND()" office:value-type="float" office:value="0.908559974470893" calcext:value-type="float">
            <text:p>0,909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739103731276973" calcext:value-type="float">
            <text:p>0,739</text:p>
          </table:table-cell>
          <table:table-cell/>
        </table:table-row>
        <table:table-row table:style-name="ro1"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  <table:table-cell table:formula="of:=RAND()" office:value-type="float" office:value="0.564187663988168" calcext:value-type="float">
            <text:p>0,564</text:p>
          </table:table-cell>
          <table:table-cell/>
        </table:table-row>
        <table:table-row table:style-name="ro1"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  <table:table-cell table:formula="of:=RAND()" office:value-type="float" office:value="0.345560953752428" calcext:value-type="float">
            <text:p>0,346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626033193955163" calcext:value-type="float">
            <text:p>0,626</text:p>
          </table:table-cell>
          <table:table-cell/>
        </table:table-row>
        <table:table-row table:style-name="ro1"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  <table:table-cell table:formula="of:=RAND()" office:value-type="float" office:value="0.216948353036763" calcext:value-type="float">
            <text:p>0,217</text:p>
          </table:table-cell>
          <table:table-cell/>
        </table:table-row>
        <table:table-row table:style-name="ro1"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  <table:table-cell table:formula="of:=RAND()" office:value-type="float" office:value="0.885316958192919" calcext:value-type="float">
            <text:p>0,885</text:p>
          </table:table-cell>
          <table:table-cell/>
        </table:table-row>
        <table:table-row table:style-name="ro1"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  <table:table-cell table:formula="of:=RAND()" office:value-type="float" office:value="0.849381682870061" calcext:value-type="float">
            <text:p>0,849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  <table:table-cell table:formula="of:=RAND()" office:value-type="float" office:value="0.389374483381839" calcext:value-type="float">
            <text:p>0,389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  <table:table-cell table:formula="of:=RAND()" office:value-type="float" office:value="0.736484608531438" calcext:value-type="float">
            <text:p>0,73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  <table:table-cell table:formula="of:=RAND()" office:value-type="float" office:value="0.598035836147159" calcext:value-type="float">
            <text:p>0,598</text:p>
          </table:table-cell>
          <table:table-cell/>
        </table:table-row>
        <table:table-row table:style-name="ro1"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  <table:table-cell table:formula="of:=RAND()" office:value-type="float" office:value="0.85979879825726" calcext:value-type="float">
            <text:p>0,860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  <table:table-cell table:formula="of:=RAND()" office:value-type="float" office:value="0.26477919762708" calcext:value-type="float">
            <text:p>0,265</text:p>
          </table:table-cell>
          <table:table-cell/>
        </table:table-row>
        <table:table-row table:style-name="ro1"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  <table:table-cell table:formula="of:=RAND()" office:value-type="float" office:value="0.968338653382234" calcext:value-type="float">
            <text:p>0,968</text:p>
          </table:table-cell>
          <table:table-cell/>
        </table:table-row>
        <table:table-row table:style-name="ro1"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  <table:table-cell table:formula="of:=RAND()" office:value-type="float" office:value="0.529991079051483" calcext:value-type="float">
            <text:p>0,530</text:p>
          </table:table-cell>
          <table:table-cell/>
        </table:table-row>
        <table:table-row table:style-name="ro1"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  <table:table-cell table:formula="of:=RAND()" office:value-type="float" office:value="0.0686142916903558" calcext:value-type="float">
            <text:p>0,069</text:p>
          </table:table-cell>
          <table:table-cell/>
        </table:table-row>
        <table:table-row table:style-name="ro1"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  <table:table-cell table:formula="of:=RAND()" office:value-type="float" office:value="0.910365182217697" calcext:value-type="float">
            <text:p>0,910</text:p>
          </table:table-cell>
          <table:table-cell/>
        </table:table-row>
        <table:table-row table:style-name="ro1"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  <table:table-cell table:formula="of:=RAND()" office:value-type="float" office:value="0.382289805207456" calcext:value-type="float">
            <text:p>0,382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  <table:table-cell table:formula="of:=RAND()" office:value-type="float" office:value="0.969574657768864" calcext:value-type="float">
            <text:p>0,970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  <table:table-cell table:formula="of:=RAND()" office:value-type="float" office:value="0.281635921543402" calcext:value-type="float">
            <text:p>0,282</text:p>
          </table:table-cell>
          <table:table-cell/>
        </table:table-row>
        <table:table-row table:style-name="ro1"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  <table:table-cell table:formula="of:=RAND()" office:value-type="float" office:value="0.592591065661662" calcext:value-type="float">
            <text:p>0,593</text:p>
          </table:table-cell>
          <table:table-cell/>
        </table:table-row>
        <table:table-row table:style-name="ro1"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  <table:table-cell table:formula="of:=RAND()" office:value-type="float" office:value="0.758428358799247" calcext:value-type="float">
            <text:p>0,758</text:p>
          </table:table-cell>
          <table:table-cell/>
        </table:table-row>
        <table:table-row table:style-name="ro1"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  <table:table-cell table:formula="of:=RAND()" office:value-type="float" office:value="0.107732131109598" calcext:value-type="float">
            <text:p>0,108</text:p>
          </table:table-cell>
          <table:table-cell/>
        </table:table-row>
        <table:table-row table:style-name="ro1"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  <table:table-cell table:formula="of:=RAND()" office:value-type="float" office:value="0.872091414590843" calcext:value-type="float">
            <text:p>0,872</text:p>
          </table:table-cell>
          <table:table-cell/>
        </table:table-row>
        <table:table-row table:style-name="ro1"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  <table:table-cell table:formula="of:=RAND()" office:value-type="float" office:value="0.860676040217174" calcext:value-type="float">
            <text:p>0,861</text:p>
          </table:table-cell>
          <table:table-cell/>
        </table:table-row>
        <table:table-row table:style-name="ro1"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  <table:table-cell table:formula="of:=RAND()" office:value-type="float" office:value="0.105397201543014" calcext:value-type="float">
            <text:p>0,105</text:p>
          </table:table-cell>
          <table:table-cell/>
        </table:table-row>
        <table:table-row table:style-name="ro1"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  <table:table-cell table:formula="of:=RAND()" office:value-type="float" office:value="0.942240436015621" calcext:value-type="float">
            <text:p>0,942</text:p>
          </table:table-cell>
          <table:table-cell/>
        </table:table-row>
        <table:table-row table:style-name="ro1"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  <table:table-cell table:formula="of:=RAND()" office:value-type="float" office:value="0.866722949168818" calcext:value-type="float">
            <text:p>0,867</text:p>
          </table:table-cell>
          <table:table-cell/>
        </table:table-row>
        <table:table-row table:style-name="ro1"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  <table:table-cell table:formula="of:=RAND()" office:value-type="float" office:value="0.763758531599221" calcext:value-type="float">
            <text:p>0,764</text:p>
          </table:table-cell>
          <table:table-cell/>
        </table:table-row>
        <table:table-row table:style-name="ro1"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  <table:table-cell table:formula="of:=RAND()" office:value-type="float" office:value="0.165463032698359" calcext:value-type="float">
            <text:p>0,165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  <table:table-cell table:formula="of:=RAND()" office:value-type="float" office:value="0.468916753317867" calcext:value-type="float">
            <text:p>0,469</text:p>
          </table:table-cell>
          <table:table-cell/>
        </table:table-row>
        <table:table-row table:style-name="ro1"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  <table:table-cell table:formula="of:=RAND()" office:value-type="float" office:value="0.0669990350257261" calcext:value-type="float">
            <text:p>0,067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697660653150407" calcext:value-type="float">
            <text:p>0,698</text:p>
          </table:table-cell>
          <table:table-cell/>
        </table:table-row>
        <table:table-row table:style-name="ro1"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  <table:table-cell table:formula="of:=RAND()" office:value-type="float" office:value="0.768120286441678" calcext:value-type="float">
            <text:p>0,768</text:p>
          </table:table-cell>
          <table:table-cell/>
        </table:table-row>
        <table:table-row table:style-name="ro1"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  <table:table-cell table:formula="of:=RAND()" office:value-type="float" office:value="0.889588586603988" calcext:value-type="float">
            <text:p>0,890</text:p>
          </table:table-cell>
          <table:table-cell/>
        </table:table-row>
        <table:table-row table:style-name="ro1"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  <table:table-cell table:formula="of:=RAND()" office:value-type="float" office:value="0.653336686351643" calcext:value-type="float">
            <text:p>0,653</text:p>
          </table:table-cell>
          <table:table-cell/>
        </table:table-row>
        <table:table-row table:style-name="ro1"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  <table:table-cell table:formula="of:=RAND()" office:value-type="float" office:value="0.106623687201816" calcext:value-type="float">
            <text:p>0,107</text:p>
          </table:table-cell>
          <table:table-cell/>
        </table:table-row>
        <table:table-row table:style-name="ro1"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  <table:table-cell table:formula="of:=RAND()" office:value-type="float" office:value="0.443409867595845" calcext:value-type="float">
            <text:p>0,443</text:p>
          </table:table-cell>
          <table:table-cell/>
        </table:table-row>
        <table:table-row table:style-name="ro1"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  <table:table-cell table:formula="of:=RAND()" office:value-type="float" office:value="0.580330801203037" calcext:value-type="float">
            <text:p>0,580</text:p>
          </table:table-cell>
          <table:table-cell/>
        </table:table-row>
        <table:table-row table:style-name="ro1"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  <table:table-cell table:formula="of:=RAND()" office:value-type="float" office:value="0.273091479012862" calcext:value-type="float">
            <text:p>0,273</text:p>
          </table:table-cell>
          <table:table-cell/>
        </table:table-row>
        <table:table-row table:style-name="ro1"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  <table:table-cell table:formula="of:=RAND()" office:value-type="float" office:value="0.591279222898041" calcext:value-type="float">
            <text:p>0,591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  <table:table-cell table:formula="of:=RAND()" office:value-type="float" office:value="0.392068979627836" calcext:value-type="float">
            <text:p>0,392</text:p>
          </table:table-cell>
          <table:table-cell/>
        </table:table-row>
        <table:table-row table:style-name="ro1"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  <table:table-cell table:formula="of:=RAND()" office:value-type="float" office:value="0.0187889026317887" calcext:value-type="float">
            <text:p>0,019</text:p>
          </table:table-cell>
          <table:table-cell/>
        </table:table-row>
        <table:table-row table:style-name="ro1"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  <table:table-cell table:formula="of:=RAND()" office:value-type="float" office:value="0.787326873549491" calcext:value-type="float">
            <text:p>0,787</text:p>
          </table:table-cell>
          <table:table-cell/>
        </table:table-row>
        <table:table-row table:style-name="ro1"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  <table:table-cell table:formula="of:=RAND()" office:value-type="float" office:value="0.352244097505742" calcext:value-type="float">
            <text:p>0,352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  <table:table-cell table:formula="of:=RAND()" office:value-type="float" office:value="0.264252224888238" calcext:value-type="float">
            <text:p>0,264</text:p>
          </table:table-cell>
          <table:table-cell/>
        </table:table-row>
        <table:table-row table:style-name="ro1"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  <table:table-cell table:formula="of:=RAND()" office:value-type="float" office:value="0.189035595490808" calcext:value-type="float">
            <text:p>0,189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0414742264665788" calcext:value-type="float">
            <text:p>0,041</text:p>
          </table:table-cell>
          <table:table-cell/>
        </table:table-row>
        <table:table-row table:style-name="ro1"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  <table:table-cell table:formula="of:=RAND()" office:value-type="float" office:value="0.0999619634445809" calcext:value-type="float">
            <text:p>0,100</text:p>
          </table:table-cell>
          <table:table-cell/>
        </table:table-row>
        <table:table-row table:style-name="ro1"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  <table:table-cell table:formula="of:=RAND()" office:value-type="float" office:value="0.135620823965503" calcext:value-type="float">
            <text:p>0,136</text:p>
          </table:table-cell>
          <table:table-cell/>
        </table:table-row>
        <table:table-row table:style-name="ro1"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  <table:table-cell table:formula="of:=RAND()" office:value-type="float" office:value="0.520287257345464" calcext:value-type="float">
            <text:p>0,520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012130356638092" calcext:value-type="float">
            <text:p>0,012</text:p>
          </table:table-cell>
          <table:table-cell/>
        </table:table-row>
        <table:table-row table:style-name="ro1"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  <table:table-cell table:formula="of:=RAND()" office:value-type="float" office:value="0.961077800759559" calcext:value-type="float">
            <text:p>0,961</text:p>
          </table:table-cell>
          <table:table-cell/>
        </table:table-row>
        <table:table-row table:style-name="ro1"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  <table:table-cell table:formula="of:=RAND()" office:value-type="float" office:value="0.727221101594696" calcext:value-type="float">
            <text:p>0,727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58132667116786" calcext:value-type="float">
            <text:p>0,581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  <table:table-cell table:formula="of:=RAND()" office:value-type="float" office:value="0.764405188770433" calcext:value-type="float">
            <text:p>0,764</text:p>
          </table:table-cell>
          <table:table-cell/>
        </table:table-row>
        <table:table-row table:style-name="ro1"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  <table:table-cell table:formula="of:=RAND()" office:value-type="float" office:value="0.627760497943906" calcext:value-type="float">
            <text:p>0,628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  <table:table-cell table:formula="of:=RAND()" office:value-type="float" office:value="0.224590194873919" calcext:value-type="float">
            <text:p>0,225</text:p>
          </table:table-cell>
          <table:table-cell/>
        </table:table-row>
        <table:table-row table:style-name="ro1"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  <table:table-cell table:formula="of:=RAND()" office:value-type="float" office:value="0.456367097163709" calcext:value-type="float">
            <text:p>0,456</text:p>
          </table:table-cell>
          <table:table-cell/>
        </table:table-row>
        <table:table-row table:style-name="ro1"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  <table:table-cell table:formula="of:=RAND()" office:value-type="float" office:value="0.0538678913326532" calcext:value-type="float">
            <text:p>0,054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289350766482594" calcext:value-type="float">
            <text:p>0,289</text:p>
          </table:table-cell>
          <table:table-cell/>
        </table:table-row>
        <table:table-row table:style-name="ro1"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  <table:table-cell table:formula="of:=RAND()" office:value-type="float" office:value="0.750382354372836" calcext:value-type="float">
            <text:p>0,750</text:p>
          </table:table-cell>
          <table:table-cell/>
        </table:table-row>
        <table:table-row table:style-name="ro1"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  <table:table-cell table:formula="of:=RAND()" office:value-type="float" office:value="0.819983043561025" calcext:value-type="float">
            <text:p>0,820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0813077669008848" calcext:value-type="float">
            <text:p>0,081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221020970989551" calcext:value-type="float">
            <text:p>0,221</text:p>
          </table:table-cell>
          <table:table-cell/>
        </table:table-row>
        <table:table-row table:style-name="ro1"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  <table:table-cell table:formula="of:=RAND()" office:value-type="float" office:value="0.761397071023561" calcext:value-type="float">
            <text:p>0,761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  <table:table-cell table:formula="of:=RAND()" office:value-type="float" office:value="0.741756667830975" calcext:value-type="float">
            <text:p>0,742</text:p>
          </table:table-cell>
          <table:table-cell/>
        </table:table-row>
        <table:table-row table:style-name="ro1"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  <table:table-cell table:formula="of:=RAND()" office:value-type="float" office:value="0.8505041637053" calcext:value-type="float">
            <text:p>0,851</text:p>
          </table:table-cell>
          <table:table-cell/>
        </table:table-row>
        <table:table-row table:style-name="ro1"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  <table:table-cell table:formula="of:=RAND()" office:value-type="float" office:value="0.505741189005337" calcext:value-type="float">
            <text:p>0,506</text:p>
          </table:table-cell>
          <table:table-cell/>
        </table:table-row>
        <table:table-row table:style-name="ro1"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  <table:table-cell table:formula="of:=RAND()" office:value-type="float" office:value="0.580815016846649" calcext:value-type="float">
            <text:p>0,581</text:p>
          </table:table-cell>
          <table:table-cell/>
        </table:table-row>
        <table:table-row table:style-name="ro1"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  <table:table-cell table:formula="of:=RAND()" office:value-type="float" office:value="0.864899065986479" calcext:value-type="float">
            <text:p>0,865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  <table:table-cell table:formula="of:=RAND()" office:value-type="float" office:value="0.36231671946537" calcext:value-type="float">
            <text:p>0,362</text:p>
          </table:table-cell>
          <table:table-cell/>
        </table:table-row>
        <table:table-row table:style-name="ro1"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  <table:table-cell table:formula="of:=RAND()" office:value-type="float" office:value="0.0709405720942775" calcext:value-type="float">
            <text:p>0,071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  <table:table-cell table:formula="of:=RAND()" office:value-type="float" office:value="0.424595129547033" calcext:value-type="float">
            <text:p>0,425</text:p>
          </table:table-cell>
          <table:table-cell/>
        </table:table-row>
        <table:table-row table:style-name="ro1"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  <table:table-cell table:formula="of:=RAND()" office:value-type="float" office:value="0.0632114144651304" calcext:value-type="float">
            <text:p>0,063</text:p>
          </table:table-cell>
          <table:table-cell/>
        </table:table-row>
        <table:table-row table:style-name="ro1"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  <table:table-cell table:formula="of:=RAND()" office:value-type="float" office:value="0.772148744996632" calcext:value-type="float">
            <text:p>0,772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  <table:table-cell table:formula="of:=RAND()" office:value-type="float" office:value="0.439978907739995" calcext:value-type="float">
            <text:p>0,440</text:p>
          </table:table-cell>
          <table:table-cell/>
        </table:table-row>
        <table:table-row table:style-name="ro1"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  <table:table-cell table:formula="of:=RAND()" office:value-type="float" office:value="0.87133178853168" calcext:value-type="float">
            <text:p>0,871</text:p>
          </table:table-cell>
          <table:table-cell/>
        </table:table-row>
        <table:table-row table:style-name="ro1"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  <table:table-cell table:formula="of:=RAND()" office:value-type="float" office:value="0.359131079546877" calcext:value-type="float">
            <text:p>0,359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  <table:table-cell table:formula="of:=RAND()" office:value-type="float" office:value="0.0879610395232236" calcext:value-type="float">
            <text:p>0,088</text:p>
          </table:table-cell>
          <table:table-cell/>
        </table:table-row>
        <table:table-row table:style-name="ro1"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  <table:table-cell table:formula="of:=RAND()" office:value-type="float" office:value="0.291686829356383" calcext:value-type="float">
            <text:p>0,292</text:p>
          </table:table-cell>
          <table:table-cell/>
        </table:table-row>
        <table:table-row table:style-name="ro1"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  <table:table-cell table:formula="of:=RAND()" office:value-type="float" office:value="0.373424503892987" calcext:value-type="float">
            <text:p>0,373</text:p>
          </table:table-cell>
          <table:table-cell/>
        </table:table-row>
        <table:table-row table:style-name="ro1"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  <table:table-cell table:formula="of:=RAND()" office:value-type="float" office:value="0.124310514576873" calcext:value-type="float">
            <text:p>0,124</text:p>
          </table:table-cell>
          <table:table-cell/>
        </table:table-row>
        <table:table-row table:style-name="ro1"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  <table:table-cell table:formula="of:=RAND()" office:value-type="float" office:value="0.984496182615177" calcext:value-type="float">
            <text:p>0,984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  <table:table-cell table:formula="of:=RAND()" office:value-type="float" office:value="0.555458114776824" calcext:value-type="float">
            <text:p>0,555</text:p>
          </table:table-cell>
          <table:table-cell/>
        </table:table-row>
        <table:table-row table:style-name="ro1"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  <table:table-cell table:formula="of:=RAND()" office:value-type="float" office:value="0.516352484728759" calcext:value-type="float">
            <text:p>0,516</text:p>
          </table:table-cell>
          <table:table-cell/>
        </table:table-row>
        <table:table-row table:style-name="ro1"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  <table:table-cell table:formula="of:=RAND()" office:value-type="float" office:value="0.195109662732211" calcext:value-type="float">
            <text:p>0,195</text:p>
          </table:table-cell>
          <table:table-cell/>
        </table:table-row>
        <table:table-row table:style-name="ro1"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  <table:table-cell table:formula="of:=RAND()" office:value-type="float" office:value="0.648903418830324" calcext:value-type="float">
            <text:p>0,649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  <table:table-cell table:formula="of:=RAND()" office:value-type="float" office:value="0.925069724055532" calcext:value-type="float">
            <text:p>0,925</text:p>
          </table:table-cell>
          <table:table-cell/>
        </table:table-row>
        <table:table-row table:style-name="ro1"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  <table:table-cell table:formula="of:=RAND()" office:value-type="float" office:value="0.594885628251641" calcext:value-type="float">
            <text:p>0,595</text:p>
          </table:table-cell>
          <table:table-cell/>
        </table:table-row>
        <table:table-row table:style-name="ro1"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  <table:table-cell table:formula="of:=RAND()" office:value-type="float" office:value="0.637731610213872" calcext:value-type="float">
            <text:p>0,638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690740976620788" calcext:value-type="float">
            <text:p>0,691</text:p>
          </table:table-cell>
          <table:table-cell/>
        </table:table-row>
        <table:table-row table:style-name="ro1"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  <table:table-cell table:formula="of:=RAND()" office:value-type="float" office:value="0.644503307020285" calcext:value-type="float">
            <text:p>0,645</text:p>
          </table:table-cell>
          <table:table-cell/>
        </table:table-row>
        <table:table-row table:style-name="ro1"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  <table:table-cell table:formula="of:=RAND()" office:value-type="float" office:value="0.569327772539345" calcext:value-type="float">
            <text:p>0,569</text:p>
          </table:table-cell>
          <table:table-cell/>
        </table:table-row>
        <table:table-row table:style-name="ro1"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  <table:table-cell table:formula="of:=RAND()" office:value-type="float" office:value="0.79586852374259" calcext:value-type="float">
            <text:p>0,796</text:p>
          </table:table-cell>
          <table:table-cell/>
        </table:table-row>
        <table:table-row table:style-name="ro1"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  <table:table-cell table:formula="of:=RAND()" office:value-type="float" office:value="0.225056026164096" calcext:value-type="float">
            <text:p>0,225</text:p>
          </table:table-cell>
          <table:table-cell/>
        </table:table-row>
        <table:table-row table:style-name="ro1"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  <table:table-cell table:formula="of:=RAND()" office:value-type="float" office:value="0.492696830518843" calcext:value-type="float">
            <text:p>0,493</text:p>
          </table:table-cell>
          <table:table-cell/>
        </table:table-row>
        <table:table-row table:style-name="ro1"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  <table:table-cell table:formula="of:=RAND()" office:value-type="float" office:value="0.569176379053117" calcext:value-type="float">
            <text:p>0,569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  <table:table-cell table:formula="of:=RAND()" office:value-type="float" office:value="0.898769198281797" calcext:value-type="float">
            <text:p>0,899</text:p>
          </table:table-cell>
          <table:table-cell/>
        </table:table-row>
        <table:table-row table:style-name="ro1"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  <table:table-cell table:formula="of:=RAND()" office:value-type="float" office:value="0.658323088019811" calcext:value-type="float">
            <text:p>0,658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  <table:table-cell table:formula="of:=RAND()" office:value-type="float" office:value="0.382250646185134" calcext:value-type="float">
            <text:p>0,382</text:p>
          </table:table-cell>
          <table:table-cell/>
        </table:table-row>
        <table:table-row table:style-name="ro1"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  <table:table-cell table:formula="of:=RAND()" office:value-type="float" office:value="0.422380017176138" calcext:value-type="float">
            <text:p>0,422</text:p>
          </table:table-cell>
          <table:table-cell/>
        </table:table-row>
        <table:table-row table:style-name="ro1"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  <table:table-cell table:formula="of:=RAND()" office:value-type="float" office:value="0.0563222760006335" calcext:value-type="float">
            <text:p>0,056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  <table:table-cell table:formula="of:=RAND()" office:value-type="float" office:value="0.648222091719727" calcext:value-type="float">
            <text:p>0,648</text:p>
          </table:table-cell>
          <table:table-cell/>
        </table:table-row>
        <table:table-row table:style-name="ro1"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  <table:table-cell table:formula="of:=RAND()" office:value-type="float" office:value="0.859502251649752" calcext:value-type="float">
            <text:p>0,860</text:p>
          </table:table-cell>
          <table:table-cell/>
        </table:table-row>
        <table:table-row table:style-name="ro1"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  <table:table-cell table:formula="of:=RAND()" office:value-type="float" office:value="0.0522782583296171" calcext:value-type="float">
            <text:p>0,052</text:p>
          </table:table-cell>
          <table:table-cell/>
        </table:table-row>
        <table:table-row table:style-name="ro1"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  <table:table-cell table:formula="of:=RAND()" office:value-type="float" office:value="0.583130856654915" calcext:value-type="float">
            <text:p>0,583</text:p>
          </table:table-cell>
          <table:table-cell/>
        </table:table-row>
        <table:table-row table:style-name="ro1"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  <table:table-cell table:formula="of:=RAND()" office:value-type="float" office:value="0.0381297456955118" calcext:value-type="float">
            <text:p>0,038</text:p>
          </table:table-cell>
          <table:table-cell/>
        </table:table-row>
        <table:table-row table:style-name="ro1"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  <table:table-cell table:formula="of:=RAND()" office:value-type="float" office:value="0.295287788943869" calcext:value-type="float">
            <text:p>0,295</text:p>
          </table:table-cell>
          <table:table-cell/>
        </table:table-row>
        <table:table-row table:style-name="ro1"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  <table:table-cell table:formula="of:=RAND()" office:value-type="float" office:value="0.466434614296946" calcext:value-type="float">
            <text:p>0,466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  <table:table-cell table:formula="of:=RAND()" office:value-type="float" office:value="0.409078328229896" calcext:value-type="float">
            <text:p>0,409</text:p>
          </table:table-cell>
          <table:table-cell/>
        </table:table-row>
        <table:table-row table:style-name="ro1"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  <table:table-cell table:formula="of:=RAND()" office:value-type="float" office:value="0.760184978211625" calcext:value-type="float">
            <text:p>0,760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  <table:table-cell table:formula="of:=RAND()" office:value-type="float" office:value="0.20827571016525" calcext:value-type="float">
            <text:p>0,208</text:p>
          </table:table-cell>
          <table:table-cell/>
        </table:table-row>
        <table:table-row table:style-name="ro1"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  <table:table-cell table:formula="of:=RAND()" office:value-type="float" office:value="0.48430834218437" calcext:value-type="float">
            <text:p>0,484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980349623350624" calcext:value-type="float">
            <text:p>0,980</text:p>
          </table:table-cell>
          <table:table-cell/>
        </table:table-row>
        <table:table-row table:style-name="ro1"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  <table:table-cell table:formula="of:=RAND()" office:value-type="float" office:value="0.822350217110309" calcext:value-type="float">
            <text:p>0,822</text:p>
          </table:table-cell>
          <table:table-cell/>
        </table:table-row>
        <table:table-row table:style-name="ro1"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  <table:table-cell table:formula="of:=RAND()" office:value-type="float" office:value="0.548698932750242" calcext:value-type="float">
            <text:p>0,549</text:p>
          </table:table-cell>
          <table:table-cell/>
        </table:table-row>
        <table:table-row table:style-name="ro1"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  <table:table-cell table:formula="of:=RAND()" office:value-type="float" office:value="0.576163730616275" calcext:value-type="float">
            <text:p>0,576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34175263250905" calcext:value-type="float">
            <text:p>0,342</text:p>
          </table:table-cell>
          <table:table-cell/>
        </table:table-row>
        <table:table-row table:style-name="ro1"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  <table:table-cell table:formula="of:=RAND()" office:value-type="float" office:value="0.261685281847151" calcext:value-type="float">
            <text:p>0,262</text:p>
          </table:table-cell>
          <table:table-cell/>
        </table:table-row>
        <table:table-row table:style-name="ro1"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  <table:table-cell table:formula="of:=RAND()" office:value-type="float" office:value="0.856265108919864" calcext:value-type="float">
            <text:p>0,856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  <table:table-cell table:formula="of:=RAND()" office:value-type="float" office:value="0.0831913009180248" calcext:value-type="float">
            <text:p>0,083</text:p>
          </table:table-cell>
          <table:table-cell/>
        </table:table-row>
        <table:table-row table:style-name="ro1"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  <table:table-cell table:formula="of:=RAND()" office:value-type="float" office:value="0.669362563676685" calcext:value-type="float">
            <text:p>0,669</text:p>
          </table:table-cell>
          <table:table-cell/>
        </table:table-row>
        <table:table-row table:style-name="ro1"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  <table:table-cell table:formula="of:=RAND()" office:value-type="float" office:value="0.0340660616498123" calcext:value-type="float">
            <text:p>0,034</text:p>
          </table:table-cell>
          <table:table-cell/>
        </table:table-row>
        <table:table-row table:style-name="ro1"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  <table:table-cell table:formula="of:=RAND()" office:value-type="float" office:value="0.173388706236831" calcext:value-type="float">
            <text:p>0,173</text:p>
          </table:table-cell>
          <table:table-cell/>
        </table:table-row>
        <table:table-row table:style-name="ro1"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  <table:table-cell table:formula="of:=RAND()" office:value-type="float" office:value="0.145739277834948" calcext:value-type="float">
            <text:p>0,14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  <table:table-cell table:formula="of:=RAND()" office:value-type="float" office:value="0.689799401620804" calcext:value-type="float">
            <text:p>0,690</text:p>
          </table:table-cell>
          <table:table-cell/>
        </table:table-row>
        <table:table-row table:style-name="ro1"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  <table:table-cell table:formula="of:=RAND()" office:value-type="float" office:value="0.173967264984349" calcext:value-type="float">
            <text:p>0,174</text:p>
          </table:table-cell>
          <table:table-cell/>
        </table:table-row>
        <table:table-row table:style-name="ro1"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  <table:table-cell table:formula="of:=RAND()" office:value-type="float" office:value="0.720301103839056" calcext:value-type="float">
            <text:p>0,720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560844861092213" calcext:value-type="float">
            <text:p>0,561</text:p>
          </table:table-cell>
          <table:table-cell/>
        </table:table-row>
        <table:table-row table:style-name="ro1"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  <table:table-cell table:formula="of:=RAND()" office:value-type="float" office:value="0.236483083969174" calcext:value-type="float">
            <text:p>0,236</text:p>
          </table:table-cell>
          <table:table-cell/>
        </table:table-row>
        <table:table-row table:style-name="ro1"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  <table:table-cell table:formula="of:=RAND()" office:value-type="float" office:value="0.481698241502449" calcext:value-type="float">
            <text:p>0,482</text:p>
          </table:table-cell>
          <table:table-cell/>
        </table:table-row>
        <table:table-row table:style-name="ro1"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  <table:table-cell table:formula="of:=RAND()" office:value-type="float" office:value="0.185279875567624" calcext:value-type="float">
            <text:p>0,185</text:p>
          </table:table-cell>
          <table:table-cell/>
        </table:table-row>
        <table:table-row table:style-name="ro1"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  <table:table-cell table:formula="of:=RAND()" office:value-type="float" office:value="0.710520945293209" calcext:value-type="float">
            <text:p>0,711</text:p>
          </table:table-cell>
          <table:table-cell/>
        </table:table-row>
        <table:table-row table:style-name="ro1"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  <table:table-cell table:formula="of:=RAND()" office:value-type="float" office:value="0.135248063231564" calcext:value-type="float">
            <text:p>0,135</text:p>
          </table:table-cell>
          <table:table-cell/>
        </table:table-row>
        <table:table-row table:style-name="ro1"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  <table:table-cell table:formula="of:=RAND()" office:value-type="float" office:value="0.253160548035044" calcext:value-type="float">
            <text:p>0,253</text:p>
          </table:table-cell>
          <table:table-cell/>
        </table:table-row>
        <table:table-row table:style-name="ro1"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  <table:table-cell table:formula="of:=RAND()" office:value-type="float" office:value="0.475581806059192" calcext:value-type="float">
            <text:p>0,476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7540164290976" calcext:value-type="float">
            <text:p>0,754</text:p>
          </table:table-cell>
          <table:table-cell/>
        </table:table-row>
        <table:table-row table:style-name="ro1"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  <table:table-cell table:formula="of:=RAND()" office:value-type="float" office:value="0.923064032109894" calcext:value-type="float">
            <text:p>0,923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  <table:table-cell table:formula="of:=RAND()" office:value-type="float" office:value="0.902320355794637" calcext:value-type="float">
            <text:p>0,902</text:p>
          </table:table-cell>
          <table:table-cell/>
        </table:table-row>
        <table:table-row table:style-name="ro1"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  <table:table-cell table:formula="of:=RAND()" office:value-type="float" office:value="0.716580316130482" calcext:value-type="float">
            <text:p>0,717</text:p>
          </table:table-cell>
          <table:table-cell/>
        </table:table-row>
        <table:table-row table:style-name="ro1"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  <table:table-cell table:formula="of:=RAND()" office:value-type="float" office:value="0.644949297830899" calcext:value-type="float">
            <text:p>0,645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348291257063505" calcext:value-type="float">
            <text:p>0,348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951787622206109" calcext:value-type="float">
            <text:p>0,952</text:p>
          </table:table-cell>
          <table:table-cell/>
        </table:table-row>
        <table:table-row table:style-name="ro1"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  <table:table-cell table:formula="of:=RAND()" office:value-type="float" office:value="0.893122381976555" calcext:value-type="float">
            <text:p>0,893</text:p>
          </table:table-cell>
          <table:table-cell/>
        </table:table-row>
        <table:table-row table:style-name="ro1"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  <table:table-cell table:formula="of:=RAND()" office:value-type="float" office:value="0.48274330107441" calcext:value-type="float">
            <text:p>0,483</text:p>
          </table:table-cell>
          <table:table-cell/>
        </table:table-row>
        <table:table-row table:style-name="ro1"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  <table:table-cell table:formula="of:=RAND()" office:value-type="float" office:value="0.383733770695722" calcext:value-type="float">
            <text:p>0,384</text:p>
          </table:table-cell>
          <table:table-cell/>
        </table:table-row>
        <table:table-row table:style-name="ro1"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  <table:table-cell table:formula="of:=RAND()" office:value-type="float" office:value="0.0702539399752105" calcext:value-type="float">
            <text:p>0,070</text:p>
          </table:table-cell>
          <table:table-cell/>
        </table:table-row>
        <table:table-row table:style-name="ro1"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  <table:table-cell table:formula="of:=RAND()" office:value-type="float" office:value="0.72457883111393" calcext:value-type="float">
            <text:p>0,725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698573646351431" calcext:value-type="float">
            <text:p>0,699</text:p>
          </table:table-cell>
          <table:table-cell/>
        </table:table-row>
        <table:table-row table:style-name="ro1"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  <table:table-cell table:formula="of:=RAND()" office:value-type="float" office:value="0.697308572625298" calcext:value-type="float">
            <text:p>0,697</text:p>
          </table:table-cell>
          <table:table-cell/>
        </table:table-row>
        <table:table-row table:style-name="ro1"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  <table:table-cell table:formula="of:=RAND()" office:value-type="float" office:value="0.0205831828760156" calcext:value-type="float">
            <text:p>0,021</text:p>
          </table:table-cell>
          <table:table-cell/>
        </table:table-row>
        <table:table-row table:style-name="ro1"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  <table:table-cell table:formula="of:=RAND()" office:value-type="float" office:value="0.331281501854052" calcext:value-type="float">
            <text:p>0,331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341236738132767" calcext:value-type="float">
            <text:p>0,341</text:p>
          </table:table-cell>
          <table:table-cell/>
        </table:table-row>
        <table:table-row table:style-name="ro1"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  <table:table-cell table:formula="of:=RAND()" office:value-type="float" office:value="0.986859959515804" calcext:value-type="float">
            <text:p>0,987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900863826327139" calcext:value-type="float">
            <text:p>0,901</text:p>
          </table:table-cell>
          <table:table-cell/>
        </table:table-row>
        <table:table-row table:style-name="ro1"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  <table:table-cell table:formula="of:=RAND()" office:value-type="float" office:value="0.559321443633116" calcext:value-type="float">
            <text:p>0,559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756256807996817" calcext:value-type="float">
            <text:p>0,756</text:p>
          </table:table-cell>
          <table:table-cell/>
        </table:table-row>
        <table:table-row table:style-name="ro1"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  <table:table-cell table:formula="of:=RAND()" office:value-type="float" office:value="0.509591227990104" calcext:value-type="float">
            <text:p>0,510</text:p>
          </table:table-cell>
          <table:table-cell/>
        </table:table-row>
        <table:table-row table:style-name="ro1"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  <table:table-cell table:formula="of:=RAND()" office:value-type="float" office:value="0.92047538224069" calcext:value-type="float">
            <text:p>0,920</text:p>
          </table:table-cell>
          <table:table-cell/>
        </table:table-row>
        <table:table-row table:style-name="ro1"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  <table:table-cell table:formula="of:=RAND()" office:value-type="float" office:value="0.822072778579539" calcext:value-type="float">
            <text:p>0,822</text:p>
          </table:table-cell>
          <table:table-cell/>
        </table:table-row>
        <table:table-row table:style-name="ro1"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  <table:table-cell table:formula="of:=RAND()" office:value-type="float" office:value="0.684136809897462" calcext:value-type="float">
            <text:p>0,684</text:p>
          </table:table-cell>
          <table:table-cell/>
        </table:table-row>
        <table:table-row table:style-name="ro1"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  <table:table-cell table:formula="of:=RAND()" office:value-type="float" office:value="0.803782370241608" calcext:value-type="float">
            <text:p>0,804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  <table:table-cell table:formula="of:=RAND()" office:value-type="float" office:value="0.255645514646813" calcext:value-type="float">
            <text:p>0,256</text:p>
          </table:table-cell>
          <table:table-cell/>
        </table:table-row>
        <table:table-row table:style-name="ro1"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  <table:table-cell table:formula="of:=RAND()" office:value-type="float" office:value="0.948680975924598" calcext:value-type="float">
            <text:p>0,949</text:p>
          </table:table-cell>
          <table:table-cell/>
        </table:table-row>
        <table:table-row table:style-name="ro1"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  <table:table-cell table:formula="of:=RAND()" office:value-type="float" office:value="0.777847082593879" calcext:value-type="float">
            <text:p>0,778</text:p>
          </table:table-cell>
          <table:table-cell/>
        </table:table-row>
        <table:table-row table:style-name="ro1"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  <table:table-cell table:formula="of:=RAND()" office:value-type="float" office:value="0.189911961624843" calcext:value-type="float">
            <text:p>0,190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  <table:table-cell table:formula="of:=RAND()" office:value-type="float" office:value="0.550861231799853" calcext:value-type="float">
            <text:p>0,55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  <table:table-cell table:formula="of:=RAND()" office:value-type="float" office:value="0.936549906913358" calcext:value-type="float">
            <text:p>0,937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0548125826881445" calcext:value-type="float">
            <text:p>0,055</text:p>
          </table:table-cell>
          <table:table-cell/>
        </table:table-row>
        <table:table-row table:style-name="ro1"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  <table:table-cell table:formula="of:=RAND()" office:value-type="float" office:value="0.34095996474309" calcext:value-type="float">
            <text:p>0,341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  <table:table-cell table:formula="of:=RAND()" office:value-type="float" office:value="0.098152397414717" calcext:value-type="float">
            <text:p>0,09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  <table:table-cell table:formula="of:=RAND()" office:value-type="float" office:value="0.859952998853969" calcext:value-type="float">
            <text:p>0,860</text:p>
          </table:table-cell>
          <table:table-cell/>
        </table:table-row>
        <table:table-row table:style-name="ro1"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  <table:table-cell table:formula="of:=RAND()" office:value-type="float" office:value="0.953313713460326" calcext:value-type="float">
            <text:p>0,953</text:p>
          </table:table-cell>
          <table:table-cell/>
        </table:table-row>
        <table:table-row table:style-name="ro1"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  <table:table-cell table:formula="of:=RAND()" office:value-type="float" office:value="0.88890596832779" calcext:value-type="float">
            <text:p>0,889</text:p>
          </table:table-cell>
          <table:table-cell/>
        </table:table-row>
        <table:table-row table:style-name="ro1"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  <table:table-cell table:formula="of:=RAND()" office:value-type="float" office:value="0.083732914423582" calcext:value-type="float">
            <text:p>0,084</text:p>
          </table:table-cell>
          <table:table-cell/>
        </table:table-row>
        <table:table-row table:style-name="ro1"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  <table:table-cell table:formula="of:=RAND()" office:value-type="float" office:value="0.246062573512638" calcext:value-type="float">
            <text:p>0,24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  <table:table-cell table:formula="of:=RAND()" office:value-type="float" office:value="0.340132631244535" calcext:value-type="float">
            <text:p>0,340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  <table:table-cell table:formula="of:=RAND()" office:value-type="float" office:value="0.926852526041316" calcext:value-type="float">
            <text:p>0,927</text:p>
          </table:table-cell>
          <table:table-cell/>
        </table:table-row>
        <table:table-row table:style-name="ro1"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  <table:table-cell table:formula="of:=RAND()" office:value-type="float" office:value="0.630647123222995" calcext:value-type="float">
            <text:p>0,631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  <table:table-cell table:formula="of:=RAND()" office:value-type="float" office:value="0.905914490548658" calcext:value-type="float">
            <text:p>0,906</text:p>
          </table:table-cell>
          <table:table-cell/>
        </table:table-row>
        <table:table-row table:style-name="ro1"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  <table:table-cell table:formula="of:=RAND()" office:value-type="float" office:value="0.504720618461211" calcext:value-type="float">
            <text:p>0,505</text:p>
          </table:table-cell>
          <table:table-cell/>
        </table:table-row>
        <table:table-row table:style-name="ro1"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  <table:table-cell table:formula="of:=RAND()" office:value-type="float" office:value="0.693397723896534" calcext:value-type="float">
            <text:p>0,693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  <table:table-cell table:formula="of:=RAND()" office:value-type="float" office:value="0.775658172685178" calcext:value-type="float">
            <text:p>0,77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  <table:table-cell table:formula="of:=RAND()" office:value-type="float" office:value="0.10006631238723" calcext:value-type="float">
            <text:p>0,100</text:p>
          </table:table-cell>
          <table:table-cell/>
        </table:table-row>
        <table:table-row table:style-name="ro1"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  <table:table-cell table:formula="of:=RAND()" office:value-type="float" office:value="0.545368837481686" calcext:value-type="float">
            <text:p>0,545</text:p>
          </table:table-cell>
          <table:table-cell/>
        </table:table-row>
        <table:table-row table:style-name="ro1"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  <table:table-cell table:formula="of:=RAND()" office:value-type="float" office:value="0.532646070150421" calcext:value-type="float">
            <text:p>0,533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  <table:table-cell table:formula="of:=RAND()" office:value-type="float" office:value="0.472773753683607" calcext:value-type="float">
            <text:p>0,473</text:p>
          </table:table-cell>
          <table:table-cell/>
        </table:table-row>
        <table:table-row table:style-name="ro1"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  <table:table-cell table:formula="of:=RAND()" office:value-type="float" office:value="0.421720849291333" calcext:value-type="float">
            <text:p>0,422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432292037215389" calcext:value-type="float">
            <text:p>0,432</text:p>
          </table:table-cell>
          <table:table-cell/>
        </table:table-row>
        <table:table-row table:style-name="ro1"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  <table:table-cell table:formula="of:=RAND()" office:value-type="float" office:value="0.052371992715206" calcext:value-type="float">
            <text:p>0,052</text:p>
          </table:table-cell>
          <table:table-cell/>
        </table:table-row>
        <table:table-row table:style-name="ro1"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  <table:table-cell table:formula="of:=RAND()" office:value-type="float" office:value="0.154370251936826" calcext:value-type="float">
            <text:p>0,154</text:p>
          </table:table-cell>
          <table:table-cell/>
        </table:table-row>
        <table:table-row table:style-name="ro1"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  <table:table-cell table:formula="of:=RAND()" office:value-type="float" office:value="0.569592552233764" calcext:value-type="float">
            <text:p>0,570</text:p>
          </table:table-cell>
          <table:table-cell/>
        </table:table-row>
        <table:table-row table:style-name="ro1"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  <table:table-cell table:formula="of:=RAND()" office:value-type="float" office:value="0.396424005783844" calcext:value-type="float">
            <text:p>0,396</text:p>
          </table:table-cell>
          <table:table-cell/>
        </table:table-row>
        <table:table-row table:style-name="ro1"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  <table:table-cell table:formula="of:=RAND()" office:value-type="float" office:value="0.470134613681999" calcext:value-type="float">
            <text:p>0,470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  <table:table-cell table:formula="of:=RAND()" office:value-type="float" office:value="0.415835187165955" calcext:value-type="float">
            <text:p>0,416</text:p>
          </table:table-cell>
          <table:table-cell/>
        </table:table-row>
        <table:table-row table:style-name="ro1"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  <table:table-cell table:formula="of:=RAND()" office:value-type="float" office:value="0.851945303983314" calcext:value-type="float">
            <text:p>0,852</text:p>
          </table:table-cell>
          <table:table-cell/>
        </table:table-row>
        <table:table-row table:style-name="ro1"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  <table:table-cell table:formula="of:=RAND()" office:value-type="float" office:value="0.475173965598627" calcext:value-type="float">
            <text:p>0,475</text:p>
          </table:table-cell>
          <table:table-cell/>
        </table:table-row>
        <table:table-row table:style-name="ro1"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  <table:table-cell table:formula="of:=RAND()" office:value-type="float" office:value="0.0663473066829423" calcext:value-type="float">
            <text:p>0,066</text:p>
          </table:table-cell>
          <table:table-cell/>
        </table:table-row>
        <table:table-row table:style-name="ro1"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  <table:table-cell table:formula="of:=RAND()" office:value-type="float" office:value="0.783385162870915" calcext:value-type="float">
            <text:p>0,783</text:p>
          </table:table-cell>
          <table:table-cell/>
        </table:table-row>
        <table:table-row table:style-name="ro1"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  <table:table-cell table:formula="of:=RAND()" office:value-type="float" office:value="0.0211128379089306" calcext:value-type="float">
            <text:p>0,021</text:p>
          </table:table-cell>
          <table:table-cell/>
        </table:table-row>
        <table:table-row table:style-name="ro1"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  <table:table-cell table:formula="of:=RAND()" office:value-type="float" office:value="0.625632048379418" calcext:value-type="float">
            <text:p>0,626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  <table:table-cell table:formula="of:=RAND()" office:value-type="float" office:value="0.508028993433334" calcext:value-type="float">
            <text:p>0,508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  <table:table-cell table:formula="of:=RAND()" office:value-type="float" office:value="0.821407810012666" calcext:value-type="float">
            <text:p>0,821</text:p>
          </table:table-cell>
          <table:table-cell/>
        </table:table-row>
        <table:table-row table:style-name="ro1"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  <table:table-cell table:formula="of:=RAND()" office:value-type="float" office:value="0.413932711706387" calcext:value-type="float">
            <text:p>0,414</text:p>
          </table:table-cell>
          <table:table-cell/>
        </table:table-row>
        <table:table-row table:style-name="ro1"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  <table:table-cell table:formula="of:=RAND()" office:value-type="float" office:value="0.963557652723364" calcext:value-type="float">
            <text:p>0,964</text:p>
          </table:table-cell>
          <table:table-cell/>
        </table:table-row>
        <table:table-row table:style-name="ro1"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  <table:table-cell table:formula="of:=RAND()" office:value-type="float" office:value="0.206500537036636" calcext:value-type="float">
            <text:p>0,207</text:p>
          </table:table-cell>
          <table:table-cell/>
        </table:table-row>
        <table:table-row table:style-name="ro1"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  <table:table-cell table:formula="of:=RAND()" office:value-type="float" office:value="0.908226357770042" calcext:value-type="float">
            <text:p>0,908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  <table:table-cell table:formula="of:=RAND()" office:value-type="float" office:value="0.534737227732519" calcext:value-type="float">
            <text:p>0,535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342576950217056" calcext:value-type="float">
            <text:p>0,343</text:p>
          </table:table-cell>
          <table:table-cell/>
        </table:table-row>
        <table:table-row table:style-name="ro1"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  <table:table-cell table:formula="of:=RAND()" office:value-type="float" office:value="0.547819262923969" calcext:value-type="float">
            <text:p>0,548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633708951367059" calcext:value-type="float">
            <text:p>0,634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  <table:table-cell table:formula="of:=RAND()" office:value-type="float" office:value="0.984251021170154" calcext:value-type="float">
            <text:p>0,98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  <table:table-cell table:formula="of:=RAND()" office:value-type="float" office:value="0.264145714007898" calcext:value-type="float">
            <text:p>0,264</text:p>
          </table:table-cell>
          <table:table-cell/>
        </table:table-row>
        <table:table-row table:style-name="ro1"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  <table:table-cell table:formula="of:=RAND()" office:value-type="float" office:value="0.255615764663831" calcext:value-type="float">
            <text:p>0,256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  <table:table-cell table:formula="of:=RAND()" office:value-type="float" office:value="0.0773190700992371" calcext:value-type="float">
            <text:p>0,077</text:p>
          </table:table-cell>
          <table:table-cell/>
        </table:table-row>
        <table:table-row table:style-name="ro1"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  <table:table-cell table:formula="of:=RAND()" office:value-type="float" office:value="0.501830551688958" calcext:value-type="float">
            <text:p>0,502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  <table:table-cell table:formula="of:=RAND()" office:value-type="float" office:value="0.216769775580911" calcext:value-type="float">
            <text:p>0,217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  <table:table-cell table:formula="of:=RAND()" office:value-type="float" office:value="0.935566519615581" calcext:value-type="float">
            <text:p>0,936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713165188072933" calcext:value-type="float">
            <text:p>0,713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  <table:table-cell table:formula="of:=RAND()" office:value-type="float" office:value="0.622879813071256" calcext:value-type="float">
            <text:p>0,623</text:p>
          </table:table-cell>
          <table:table-cell/>
        </table:table-row>
        <table:table-row table:style-name="ro1"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  <table:table-cell table:formula="of:=RAND()" office:value-type="float" office:value="0.645274516025986" calcext:value-type="float">
            <text:p>0,645</text:p>
          </table:table-cell>
          <table:table-cell/>
        </table:table-row>
        <table:table-row table:style-name="ro1"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  <table:table-cell table:formula="of:=RAND()" office:value-type="float" office:value="0.259836915043553" calcext:value-type="float">
            <text:p>0,260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  <table:table-cell table:formula="of:=RAND()" office:value-type="float" office:value="0.214322353528236" calcext:value-type="float">
            <text:p>0,214</text:p>
          </table:table-cell>
          <table:table-cell/>
        </table:table-row>
        <table:table-row table:style-name="ro1"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  <table:table-cell table:formula="of:=RAND()" office:value-type="float" office:value="0.0326202122069888" calcext:value-type="float">
            <text:p>0,033</text:p>
          </table:table-cell>
          <table:table-cell/>
        </table:table-row>
        <table:table-row table:style-name="ro1"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  <table:table-cell table:formula="of:=RAND()" office:value-type="float" office:value="0.803098022480689" calcext:value-type="float">
            <text:p>0,803</text:p>
          </table:table-cell>
          <table:table-cell/>
        </table:table-row>
        <table:table-row table:style-name="ro1"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  <table:table-cell table:formula="of:=RAND()" office:value-type="float" office:value="0.671130326112816" calcext:value-type="float">
            <text:p>0,671</text:p>
          </table:table-cell>
          <table:table-cell/>
        </table:table-row>
        <table:table-row table:style-name="ro1"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  <table:table-cell table:formula="of:=RAND()" office:value-type="float" office:value="0.94159761614576" calcext:value-type="float">
            <text:p>0,942</text:p>
          </table:table-cell>
          <table:table-cell/>
        </table:table-row>
        <table:table-row table:style-name="ro1"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  <table:table-cell table:formula="of:=RAND()" office:value-type="float" office:value="0.783155560706981" calcext:value-type="float">
            <text:p>0,783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  <table:table-cell table:formula="of:=RAND()" office:value-type="float" office:value="0.477181569359114" calcext:value-type="float">
            <text:p>0,477</text:p>
          </table:table-cell>
          <table:table-cell/>
        </table:table-row>
        <table:table-row table:style-name="ro1"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  <table:table-cell table:formula="of:=RAND()" office:value-type="float" office:value="0.0615341314946337" calcext:value-type="float">
            <text:p>0,062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  <table:table-cell table:formula="of:=RAND()" office:value-type="float" office:value="0.837403224831545" calcext:value-type="float">
            <text:p>0,837</text:p>
          </table:table-cell>
          <table:table-cell/>
        </table:table-row>
        <table:table-row table:style-name="ro1"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  <table:table-cell table:formula="of:=RAND()" office:value-type="float" office:value="0.103039340024784" calcext:value-type="float">
            <text:p>0,103</text:p>
          </table:table-cell>
          <table:table-cell/>
        </table:table-row>
        <table:table-row table:style-name="ro1"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  <table:table-cell table:formula="of:=RAND()" office:value-type="float" office:value="0.184177458845106" calcext:value-type="float">
            <text:p>0,184</text:p>
          </table:table-cell>
          <table:table-cell/>
        </table:table-row>
        <table:table-row table:style-name="ro1"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  <table:table-cell table:formula="of:=RAND()" office:value-type="float" office:value="0.541779842945581" calcext:value-type="float">
            <text:p>0,542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  <table:table-cell table:formula="of:=RAND()" office:value-type="float" office:value="0.072056090897529" calcext:value-type="float">
            <text:p>0,072</text:p>
          </table:table-cell>
          <table:table-cell/>
        </table:table-row>
        <table:table-row table:style-name="ro1"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  <table:table-cell table:formula="of:=RAND()" office:value-type="float" office:value="0.310921831195139" calcext:value-type="float">
            <text:p>0,311</text:p>
          </table:table-cell>
          <table:table-cell/>
        </table:table-row>
        <table:table-row table:style-name="ro1"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  <table:table-cell table:formula="of:=RAND()" office:value-type="float" office:value="0.601130493630823" calcext:value-type="float">
            <text:p>0,601</text:p>
          </table:table-cell>
          <table:table-cell/>
        </table:table-row>
        <table:table-row table:style-name="ro1"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  <table:table-cell table:formula="of:=RAND()" office:value-type="float" office:value="0.678878537149417" calcext:value-type="float">
            <text:p>0,679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  <table:table-cell table:formula="of:=RAND()" office:value-type="float" office:value="0.947788428308751" calcext:value-type="float">
            <text:p>0,948</text:p>
          </table:table-cell>
          <table:table-cell/>
        </table:table-row>
        <table:table-row table:style-name="ro1"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  <table:table-cell table:formula="of:=RAND()" office:value-type="float" office:value="0.639507794762003" calcext:value-type="float">
            <text:p>0,640</text:p>
          </table:table-cell>
          <table:table-cell/>
        </table:table-row>
        <table:table-row table:style-name="ro1"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  <table:table-cell table:formula="of:=RAND()" office:value-type="float" office:value="0.724655176310365" calcext:value-type="float">
            <text:p>0,725</text:p>
          </table:table-cell>
          <table:table-cell/>
        </table:table-row>
        <table:table-row table:style-name="ro1"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  <table:table-cell table:formula="of:=RAND()" office:value-type="float" office:value="0.812560176985014" calcext:value-type="float">
            <text:p>0,813</text:p>
          </table:table-cell>
          <table:table-cell/>
        </table:table-row>
        <table:table-row table:style-name="ro1"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  <table:table-cell table:formula="of:=RAND()" office:value-type="float" office:value="0.507220087024961" calcext:value-type="float">
            <text:p>0,507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  <table:table-cell table:formula="of:=RAND()" office:value-type="float" office:value="0.7235483110387" calcext:value-type="float">
            <text:p>0,724</text:p>
          </table:table-cell>
          <table:table-cell/>
        </table:table-row>
        <table:table-row table:style-name="ro1"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  <table:table-cell table:formula="of:=RAND()" office:value-type="float" office:value="0.196391670818395" calcext:value-type="float">
            <text:p>0,196</text:p>
          </table:table-cell>
          <table:table-cell/>
        </table:table-row>
        <table:table-row table:style-name="ro1"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  <table:table-cell table:formula="of:=RAND()" office:value-type="float" office:value="0.755927951688198" calcext:value-type="float">
            <text:p>0,756</text:p>
          </table:table-cell>
          <table:table-cell/>
        </table:table-row>
        <table:table-row table:style-name="ro1"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  <table:table-cell table:formula="of:=RAND()" office:value-type="float" office:value="0.914957547181286" calcext:value-type="float">
            <text:p>0,915</text:p>
          </table:table-cell>
          <table:table-cell/>
        </table:table-row>
        <table:table-row table:style-name="ro1"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  <table:table-cell table:formula="of:=RAND()" office:value-type="float" office:value="0.583256174435953" calcext:value-type="float">
            <text:p>0,583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3140728671584" calcext:value-type="float">
            <text:p>0,314</text:p>
          </table:table-cell>
          <table:table-cell/>
        </table:table-row>
        <table:table-row table:style-name="ro1"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  <table:table-cell table:formula="of:=RAND()" office:value-type="float" office:value="0.588581599789003" calcext:value-type="float">
            <text:p>0,589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  <table:table-cell table:formula="of:=RAND()" office:value-type="float" office:value="0.857823581474537" calcext:value-type="float">
            <text:p>0,858</text:p>
          </table:table-cell>
          <table:table-cell/>
        </table:table-row>
        <table:table-row table:style-name="ro1"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  <table:table-cell table:formula="of:=RAND()" office:value-type="float" office:value="0.975109496691478" calcext:value-type="float">
            <text:p>0,975</text:p>
          </table:table-cell>
          <table:table-cell/>
        </table:table-row>
        <table:table-row table:style-name="ro1"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  <table:table-cell table:formula="of:=RAND()" office:value-type="float" office:value="0.559906328449842" calcext:value-type="float">
            <text:p>0,560</text:p>
          </table:table-cell>
          <table:table-cell/>
        </table:table-row>
        <table:table-row table:style-name="ro1"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  <table:table-cell table:formula="of:=RAND()" office:value-type="float" office:value="0.424465528759008" calcext:value-type="float">
            <text:p>0,424</text:p>
          </table:table-cell>
          <table:table-cell/>
        </table:table-row>
        <table:table-row table:style-name="ro1"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  <table:table-cell table:formula="of:=RAND()" office:value-type="float" office:value="0.437385255544778" calcext:value-type="float">
            <text:p>0,437</text:p>
          </table:table-cell>
          <table:table-cell/>
        </table:table-row>
        <table:table-row table:style-name="ro1"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  <table:table-cell table:formula="of:=RAND()" office:value-type="float" office:value="0.496358160645764" calcext:value-type="float">
            <text:p>0,496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  <table:table-cell table:formula="of:=RAND()" office:value-type="float" office:value="0.860058571805109" calcext:value-type="float">
            <text:p>0,860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  <table:table-cell table:formula="of:=RAND()" office:value-type="float" office:value="0.598332952074491" calcext:value-type="float">
            <text:p>0,598</text:p>
          </table:table-cell>
          <table:table-cell/>
        </table:table-row>
        <table:table-row table:style-name="ro1"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  <table:table-cell table:formula="of:=RAND()" office:value-type="float" office:value="0.0313283443209625" calcext:value-type="float">
            <text:p>0,031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60234097390322" calcext:value-type="float">
            <text:p>0,602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  <table:table-cell table:formula="of:=RAND()" office:value-type="float" office:value="0.642778471123271" calcext:value-type="float">
            <text:p>0,643</text:p>
          </table:table-cell>
          <table:table-cell/>
        </table:table-row>
        <table:table-row table:style-name="ro1"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  <table:table-cell table:formula="of:=RAND()" office:value-type="float" office:value="0.632891569390913" calcext:value-type="float">
            <text:p>0,633</text:p>
          </table:table-cell>
          <table:table-cell/>
        </table:table-row>
        <table:table-row table:style-name="ro1"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  <table:table-cell table:formula="of:=RAND()" office:value-type="float" office:value="0.487122473000906" calcext:value-type="float">
            <text:p>0,487</text:p>
          </table:table-cell>
          <table:table-cell/>
        </table:table-row>
        <table:table-row table:style-name="ro1"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  <table:table-cell table:formula="of:=RAND()" office:value-type="float" office:value="0.499125807874304" calcext:value-type="float">
            <text:p>0,499</text:p>
          </table:table-cell>
          <table:table-cell/>
        </table:table-row>
        <table:table-row table:style-name="ro1"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  <table:table-cell table:formula="of:=RAND()" office:value-type="float" office:value="0.877543663746216" calcext:value-type="float">
            <text:p>0,878</text:p>
          </table:table-cell>
          <table:table-cell/>
        </table:table-row>
        <table:table-row table:style-name="ro1"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  <table:table-cell table:formula="of:=RAND()" office:value-type="float" office:value="0.888673074314853" calcext:value-type="float">
            <text:p>0,889</text:p>
          </table:table-cell>
          <table:table-cell/>
        </table:table-row>
        <table:table-row table:style-name="ro1"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  <table:table-cell table:formula="of:=RAND()" office:value-type="float" office:value="0.885516393166084" calcext:value-type="float">
            <text:p>0,886</text:p>
          </table:table-cell>
          <table:table-cell/>
        </table:table-row>
        <table:table-row table:style-name="ro1"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  <table:table-cell table:formula="of:=RAND()" office:value-type="float" office:value="0.732556692198396" calcext:value-type="float">
            <text:p>0,733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  <table:table-cell table:formula="of:=RAND()" office:value-type="float" office:value="0.474812120231941" calcext:value-type="float">
            <text:p>0,475</text:p>
          </table:table-cell>
          <table:table-cell/>
        </table:table-row>
        <table:table-row table:style-name="ro1"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  <table:table-cell table:formula="of:=RAND()" office:value-type="float" office:value="0.410869935537744" calcext:value-type="float">
            <text:p>0,411</text:p>
          </table:table-cell>
          <table:table-cell/>
        </table:table-row>
        <table:table-row table:style-name="ro1"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  <table:table-cell table:formula="of:=RAND()" office:value-type="float" office:value="0.31266351868983" calcext:value-type="float">
            <text:p>0,313</text:p>
          </table:table-cell>
          <table:table-cell/>
        </table:table-row>
        <table:table-row table:style-name="ro1"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  <table:table-cell table:formula="of:=RAND()" office:value-type="float" office:value="0.565172446428629" calcext:value-type="float">
            <text:p>0,565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97324365480181" calcext:value-type="float">
            <text:p>0,973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  <table:table-cell table:formula="of:=RAND()" office:value-type="float" office:value="0.246027104707879" calcext:value-type="float">
            <text:p>0,246</text:p>
          </table:table-cell>
          <table:table-cell/>
        </table:table-row>
        <table:table-row table:style-name="ro1"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  <table:table-cell table:formula="of:=RAND()" office:value-type="float" office:value="0.744027531648268" calcext:value-type="float">
            <text:p>0,744</text:p>
          </table:table-cell>
          <table:table-cell/>
        </table:table-row>
        <table:table-row table:style-name="ro1"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  <table:table-cell table:formula="of:=RAND()" office:value-type="float" office:value="0.626879496726379" calcext:value-type="float">
            <text:p>0,627</text:p>
          </table:table-cell>
          <table:table-cell/>
        </table:table-row>
        <table:table-row table:style-name="ro1"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  <table:table-cell table:formula="of:=RAND()" office:value-type="float" office:value="0.775821944771867" calcext:value-type="float">
            <text:p>0,776</text:p>
          </table:table-cell>
          <table:table-cell/>
        </table:table-row>
        <table:table-row table:style-name="ro1"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  <table:table-cell table:formula="of:=RAND()" office:value-type="float" office:value="0.375180758792401" calcext:value-type="float">
            <text:p>0,375</text:p>
          </table:table-cell>
          <table:table-cell/>
        </table:table-row>
        <table:table-row table:style-name="ro1"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  <table:table-cell table:formula="of:=RAND()" office:value-type="float" office:value="0.277837698363971" calcext:value-type="float">
            <text:p>0,278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  <table:table-cell table:formula="of:=RAND()" office:value-type="float" office:value="0.00515802429335301" calcext:value-type="float">
            <text:p>0,005</text:p>
          </table:table-cell>
          <table:table-cell/>
        </table:table-row>
        <table:table-row table:style-name="ro1"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  <table:table-cell table:formula="of:=RAND()" office:value-type="float" office:value="0.335532660037385" calcext:value-type="float">
            <text:p>0,336</text:p>
          </table:table-cell>
          <table:table-cell/>
        </table:table-row>
        <table:table-row table:style-name="ro1"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  <table:table-cell table:formula="of:=RAND()" office:value-type="float" office:value="0.995195314471557" calcext:value-type="float">
            <text:p>0,995</text:p>
          </table:table-cell>
          <table:table-cell/>
        </table:table-row>
        <table:table-row table:style-name="ro1"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  <table:table-cell table:formula="of:=RAND()" office:value-type="float" office:value="0.474705216261508" calcext:value-type="float">
            <text:p>0,475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561468418715612" calcext:value-type="float">
            <text:p>0,561</text:p>
          </table:table-cell>
          <table:table-cell/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987018831360752" calcext:value-type="float">
            <text:p>0,987</text:p>
          </table:table-cell>
          <table:table-cell/>
        </table:table-row>
        <table:table-row table:style-name="ro1"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  <table:table-cell table:formula="of:=RAND()" office:value-type="float" office:value="0.853592140778197" calcext:value-type="float">
            <text:p>0,854</text:p>
          </table:table-cell>
          <table:table-cell/>
        </table:table-row>
        <table:table-row table:style-name="ro1"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  <table:table-cell table:formula="of:=RAND()" office:value-type="float" office:value="0.233619540715903" calcext:value-type="float">
            <text:p>0,234</text:p>
          </table:table-cell>
          <table:table-cell/>
        </table:table-row>
        <table:table-row table:style-name="ro1"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  <table:table-cell table:formula="of:=RAND()" office:value-type="float" office:value="0.268991648247056" calcext:value-type="float">
            <text:p>0,269</text:p>
          </table:table-cell>
          <table:table-cell/>
        </table:table-row>
        <table:table-row table:style-name="ro1"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  <table:table-cell table:formula="of:=RAND()" office:value-type="float" office:value="0.791306973690702" calcext:value-type="float">
            <text:p>0,79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  <table:table-cell table:formula="of:=RAND()" office:value-type="float" office:value="0.179485420815126" calcext:value-type="float">
            <text:p>0,179</text:p>
          </table:table-cell>
          <table:table-cell/>
        </table:table-row>
        <table:table-row table:style-name="ro1"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  <table:table-cell table:formula="of:=RAND()" office:value-type="float" office:value="0.528155053046692" calcext:value-type="float">
            <text:p>0,528</text:p>
          </table:table-cell>
          <table:table-cell/>
        </table:table-row>
        <table:table-row table:style-name="ro1"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  <table:table-cell table:formula="of:=RAND()" office:value-type="float" office:value="0.345243814916349" calcext:value-type="float">
            <text:p>0,345</text:p>
          </table:table-cell>
          <table:table-cell/>
        </table:table-row>
        <table:table-row table:style-name="ro1"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  <table:table-cell table:formula="of:=RAND()" office:value-type="float" office:value="0.393134415290665" calcext:value-type="float">
            <text:p>0,393</text:p>
          </table:table-cell>
          <table:table-cell/>
        </table:table-row>
        <table:table-row table:style-name="ro1"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  <table:table-cell table:formula="of:=RAND()" office:value-type="float" office:value="0.249219279561685" calcext:value-type="float">
            <text:p>0,249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  <table:table-cell table:formula="of:=RAND()" office:value-type="float" office:value="0.00619417682384987" calcext:value-type="float">
            <text:p>0,006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  <table:table-cell table:formula="of:=RAND()" office:value-type="float" office:value="0.0336179208501379" calcext:value-type="float">
            <text:p>0,034</text:p>
          </table:table-cell>
          <table:table-cell/>
        </table:table-row>
        <table:table-row table:style-name="ro1"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  <table:table-cell table:formula="of:=RAND()" office:value-type="float" office:value="0.830534025913556" calcext:value-type="float">
            <text:p>0,831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  <table:table-cell table:formula="of:=RAND()" office:value-type="float" office:value="0.539910286357421" calcext:value-type="float">
            <text:p>0,540</text:p>
          </table:table-cell>
          <table:table-cell/>
        </table:table-row>
        <table:table-row table:style-name="ro1"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  <table:table-cell table:formula="of:=RAND()" office:value-type="float" office:value="0.0171939052507028" calcext:value-type="float">
            <text:p>0,017</text:p>
          </table:table-cell>
          <table:table-cell/>
        </table:table-row>
        <table:table-row table:style-name="ro1"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  <table:table-cell table:formula="of:=RAND()" office:value-type="float" office:value="0.198006677634533" calcext:value-type="float">
            <text:p>0,198</text:p>
          </table:table-cell>
          <table:table-cell/>
        </table:table-row>
      </table:table>
      <table:table table:name="author is" table:style-name="ta1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uthor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cing the the din with the right attitude</text:p>
          </table:table-cell>
          <table:table-cell office:value-type="string" calcext:value-type="string">
            <text:p>https://www.torahanytime.com/lectures/395158</text:p>
          </table:table-cell>
        </table:table-row>
        <table:table-row table:style-name="ro1">
          <table:table-cell office:value-type="string" calcext:value-type="string">
            <text:p>Pardes Shlomo</text:p>
          </table:table-cell>
          <table:table-cell office:value-type="string" calcext:value-type="string">
            <text:p>פרדס שלמה טעגליך: רב מיכל אייזנבאך גייט אדורך די פרשה - פ' נצבים</text:p>
          </table:table-cell>
          <table:table-cell office:value-type="string" calcext:value-type="string">
            <text:p>https://www.torahanytime.com/lectures/39496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דברים קצרים פרשת נצבים</text:p>
          </table:table-cell>
          <table:table-cell office:value-type="string" calcext:value-type="string">
            <text:p>https://www.torahanytime.com/lectures/39500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Just Try</text:p>
          </table:table-cell>
          <table:table-cell office:value-type="string" calcext:value-type="string">
            <text:p>https://www.torahanytime.com/lectures/39504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 - Nitzavim</text:p>
          </table:table-cell>
          <table:table-cell office:value-type="string" calcext:value-type="string">
            <text:p>https://www.torahanytime.com/lectures/395024</text:p>
          </table:table-cell>
        </table:table-row>
        <table:table-row table:style-name="ro1">
          <table:table-cell office:value-type="string" calcext:value-type="string">
            <text:p>R' Dov Tepler</text:p>
          </table:table-cell>
          <table:table-cell office:value-type="string" calcext:value-type="string">
            <text:p>Parshat Nitzavim: Some thoughts on the Parsha</text:p>
          </table:table-cell>
          <table:table-cell office:value-type="string" calcext:value-type="string">
            <text:p>https://www.torahanytime.com/lectures/395019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9500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Chumash Shiur(8)-Tekias Shofar &amp; Bris Nitzavim(תקע''ו בשופר בריתות שכרת הקב''ה עם עמו ישראל כמנין ג''פ נצבים)</text:p>
          </table:table-cell>
          <table:table-cell office:value-type="string" calcext:value-type="string">
            <text:p>https://www.torahanytime.com/lectures/395013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 with English Subtitles</text:p>
          </table:table-cell>
          <table:table-cell office:value-type="string" calcext:value-type="string">
            <text:p>https://www.torahanytime.com/lectures/39500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Nitzavim: "For the Love of Hashem"</text:p>
          </table:table-cell>
          <table:table-cell office:value-type="string" calcext:value-type="string">
            <text:p>https://www.torahanytime.com/lectures/394989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 Chumish shiur #4</text:p>
          </table:table-cell>
          <table:table-cell office:value-type="string" calcext:value-type="string">
            <text:p>https://www.torahanytime.com/lectures/394985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The Miracle of Jewish Survival</text:p>
          </table:table-cell>
          <table:table-cell office:value-type="string" calcext:value-type="string">
            <text:p>https://www.torahanytime.com/lectures/394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Nitzavim is Rosh Hashanah?</text:p>
          </table:table-cell>
          <table:table-cell office:value-type="string" calcext:value-type="string">
            <text:p>https://www.torahanytime.com/lectures/3949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You Could Hate Me Just Don't Hurt Me</text:p>
          </table:table-cell>
          <table:table-cell office:value-type="string" calcext:value-type="string">
            <text:p>https://www.torahanytime.com/lectures/394962</text:p>
          </table:table-cell>
        </table:table-row>
        <table:table-row table:style-name="ro1">
          <table:table-cell office:value-type="string" calcext:value-type="string">
            <text:p>R' Dovid Horowitz</text:p>
          </table:table-cell>
          <table:table-cell office:value-type="string" calcext:value-type="string">
            <text:p>Parshas Netzavim: Torah &amp; Teshuva Together as One.</text:p>
          </table:table-cell>
          <table:table-cell office:value-type="string" calcext:value-type="string">
            <text:p>https://www.torahanytime.com/lectures/39495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t's So Close!!</text:p>
          </table:table-cell>
          <table:table-cell office:value-type="string" calcext:value-type="string">
            <text:p>https://www.torahanytime.com/lectures/39493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Nitzavim- Rosh HaShana 5786</text:p>
          </table:table-cell>
          <table:table-cell office:value-type="string" calcext:value-type="string">
            <text:p>https://www.torahanytime.com/lectures/394924</text:p>
          </table:table-cell>
        </table:table-row>
        <table:table-row table:style-name="ro1">
          <table:table-cell office:value-type="string" calcext:value-type="string">
            <text:p>R' Uren Reich</text:p>
          </table:table-cell>
          <table:table-cell office:value-type="string" calcext:value-type="string">
            <text:p>Meshech Chochmo - Nitzovim</text:p>
          </table:table-cell>
          <table:table-cell office:value-type="string" calcext:value-type="string">
            <text:p>https://www.torahanytime.com/lectures/394931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ב')</text:p>
          </table:table-cell>
          <table:table-cell office:value-type="string" calcext:value-type="string">
            <text:p>https://www.torahanytime.com/lectures/394907</text:p>
          </table:table-cell>
        </table:table-row>
        <table:table-row table:style-name="ro1">
          <table:table-cell office:value-type="string" calcext:value-type="string">
            <text:p>R' Sholom Ahron Ehrenfeld -Yiddish</text:p>
          </table:table-cell>
          <table:table-cell office:value-type="string" calcext:value-type="string">
            <text:p>כי קרוב אליך הדבר מאד נישט גיין העכער די כוחות</text:p>
          </table:table-cell>
          <table:table-cell office:value-type="string" calcext:value-type="string">
            <text:p>https://www.torahanytime.com/lectures/394911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4</text:p>
          </table:table-cell>
          <table:table-cell office:value-type="string" calcext:value-type="string">
            <text:p>https://www.torahanytime.com/lectures/39473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The Good - The Bad Test Our Character</text:p>
          </table:table-cell>
          <table:table-cell office:value-type="string" calcext:value-type="string">
            <text:p>https://www.torahanytime.com/lectures/39488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Source for Spaceships in the Parsha ??</text:p>
          </table:table-cell>
          <table:table-cell office:value-type="string" calcext:value-type="string">
            <text:p>https://www.torahanytime.com/lectures/394893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You Can Do It</text:p>
          </table:table-cell>
          <table:table-cell office:value-type="string" calcext:value-type="string">
            <text:p>https://www.torahanytime.com/lectures/394891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Nitzavim: The Best Introduction For Rosh Hashana,,,</text:p>
          </table:table-cell>
          <table:table-cell office:value-type="string" calcext:value-type="string">
            <text:p>https://www.torahanytime.com/lectures/394884</text:p>
          </table:table-cell>
        </table:table-row>
        <table:table-row table:style-name="ro1">
          <table:table-cell office:value-type="string" calcext:value-type="string">
            <text:p>R' Hillel Eisenberg</text:p>
          </table:table-cell>
          <table:table-cell office:value-type="string" calcext:value-type="string">
            <text:p>My Great Grandfather Was Arrested - The Parshah On Fire- Nitzavim</text:p>
          </table:table-cell>
          <table:table-cell office:value-type="string" calcext:value-type="string">
            <text:p>https://www.torahanytime.com/lectures/39464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orah teachings from the chafetz Chaim</text:p>
          </table:table-cell>
          <table:table-cell office:value-type="string" calcext:value-type="string">
            <text:p>https://www.torahanytime.com/lectures/394868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Oneness - Inside and Out</text:p>
          </table:table-cell>
          <table:table-cell office:value-type="string" calcext:value-type="string">
            <text:p>https://www.torahanytime.com/lectures/394843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Designer Choices!!!</text:p>
          </table:table-cell>
          <table:table-cell office:value-type="string" calcext:value-type="string">
            <text:p>https://www.torahanytime.com/lectures/394841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Niztavim: Who is Hashem, Who are We?</text:p>
          </table:table-cell>
          <table:table-cell office:value-type="string" calcext:value-type="string">
            <text:p>https://www.torahanytime.com/lectures/394830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</table:table-row>
        <table:table-row table:style-name="ro1">
          <table:table-cell office:value-type="string" calcext:value-type="string">
            <text:p>R' Elchonon Berenbaum</text:p>
          </table:table-cell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</table:table-row>
        <table:table-row table:style-name="ro1">
          <table:table-cell office:value-type="string" calcext:value-type="string">
            <text:p>R' Moshe Chaim Biron</text:p>
          </table:table-cell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</table:table-row>
        <table:table-row table:style-name="ro1">
          <table:table-cell office:value-type="string" calcext:value-type="string">
            <text:p>R' Eli Garfinkel</text:p>
          </table:table-cell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</table:table-row>
        <table:table-row table:style-name="ro1">
          <table:table-cell office:value-type="string" calcext:value-type="string">
            <text:p>R' Nissim Yagen ZTL</text:p>
          </table:table-cell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</table:table-row>
        <table:table-row table:style-name="ro1">
          <table:table-cell office:value-type="string" calcext:value-type="string">
            <text:p>R' Zamir Cohen</text:p>
          </table:table-cell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table:style-name="ce8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</table:table-row>
        <table:table-row table:style-name="ro1">
          <table:table-cell office:value-type="string" calcext:value-type="string">
            <text:p>R' Reuven Elbaz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</table:table-row>
        <table:table-row table:style-name="ro1">
          <table:table-cell office:value-type="string" calcext:value-type="string">
            <text:p>R' Moshe Schaumer</text:p>
          </table:table-cell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</table:table-row>
        <table:table-row table:style-name="ro1">
          <table:table-cell office:value-type="string" calcext:value-type="string">
            <text:p>R' Yosef Ginsberg</text:p>
          </table:table-cell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</table:table-row>
        <table:table-row table:style-name="ro1">
          <table:table-cell office:value-type="string" calcext:value-type="string">
            <text:p>R' Mendel Eichenstein</text:p>
          </table:table-cell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</table:table-row>
        <table:table-row table:style-name="ro1">
          <table:table-cell office:value-type="string" calcext:value-type="string">
            <text:p>R' Shimon Opman</text:p>
          </table:table-cell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</table:table-row>
        <table:table-row table:style-name="ro1">
          <table:table-cell office:value-type="string" calcext:value-type="string">
            <text:p>R' Yehoshua Berman</text:p>
          </table:table-cell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</table:table-row>
        <table:table-row table:style-name="ro1">
          <table:table-cell office:value-type="string" calcext:value-type="string">
            <text:p>R' YY Jacobson</text:p>
          </table:table-cell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</table:table-row>
        <table:table-row table:style-name="ro1">
          <table:table-cell office:value-type="string" calcext:value-type="string">
            <text:p>R' Reuven Lauffer</text:p>
          </table:table-cell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</table:table-row>
        <table:table-row table:style-name="ro1">
          <table:table-cell office:value-type="string" calcext:value-type="string">
            <text:p>R' Eliezer Abish</text:p>
          </table:table-cell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</table:table-row>
        <table:table-row table:style-name="ro1">
          <table:table-cell office:value-type="string" calcext:value-type="string">
            <text:p>Mr. Eddie Levy</text:p>
          </table:table-cell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</table:table-row>
        <table:table-row table:style-name="ro1">
          <table:table-cell office:value-type="string" calcext:value-type="string">
            <text:p>R' Aron Grossman</text:p>
          </table:table-cell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</table:table-row>
        <table:table-row table:style-name="ro1">
          <table:table-cell office:value-type="string" calcext:value-type="string">
            <text:p>R' Shlomo Horwitz</text:p>
          </table:table-cell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</table:table-row>
        <table:table-row table:style-name="ro1">
          <table:table-cell office:value-type="string" calcext:value-type="string">
            <text:p>R' Avrum Aba Lazar</text:p>
          </table:table-cell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</table:table-row>
        <table:table-row table:style-name="ro1">
          <table:table-cell office:value-type="string" calcext:value-type="string">
            <text:p>R' Shlomo Levenstein</text:p>
          </table:table-cell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</table:table-row>
        <table:table-row table:style-name="ro1">
          <table:table-cell office:value-type="string" calcext:value-type="string">
            <text:p>R' Daniel Coren</text:p>
          </table:table-cell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</table:table-row>
        <table:table-row table:style-name="ro1">
          <table:table-cell office:value-type="string" calcext:value-type="string">
            <text:p>R' Yitzchok Boehm</text:p>
          </table:table-cell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</table:table-row>
        <table:table-row table:style-name="ro1">
          <table:table-cell office:value-type="string" calcext:value-type="string">
            <text:p>R' Yosef Eisen</text:p>
          </table:table-cell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</table:table>
      <table:table table:name="aktuális" table:style-name="ta1"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uthor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Nesivos Shalom Zos HaBracha (with Rabbi Jonathan Cohen)</text:p>
          </table:table-cell>
          <table:table-cell office:value-type="string" calcext:value-type="string">
            <text:p>https://www.torahanytime.com/lectures/39881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'Zot Haberacha: Last but not Least</text:p>
          </table:table-cell>
          <table:table-cell office:value-type="string" calcext:value-type="string">
            <text:p>https://www.torahanytime.com/lectures/398747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The Joys of Eretz Yisroel</text:p>
          </table:table-cell>
          <table:table-cell office:value-type="string" calcext:value-type="string">
            <text:p>https://www.torahanytime.com/lectures/398312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V'zos Habracha Part 7</text:p>
          </table:table-cell>
          <table:table-cell office:value-type="string" calcext:value-type="string">
            <text:p>https://www.torahanytime.com/lectures/386620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V'zos Habracha Part 5</text:p>
          </table:table-cell>
          <table:table-cell office:value-type="string" calcext:value-type="string">
            <text:p>https://www.torahanytime.com/lectures/38661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is is How the Chumash Ends?!</text:p>
          </table:table-cell>
          <table:table-cell office:value-type="string" calcext:value-type="string">
            <text:p>https://www.torahanytime.com/lectures/398319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zot Haberacha - Special Man</text:p>
          </table:table-cell>
          <table:table-cell office:value-type="string" calcext:value-type="string">
            <text:p>https://www.torahanytime.com/lectures/398308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V'zos Habracha Part 4</text:p>
          </table:table-cell>
          <table:table-cell office:value-type="string" calcext:value-type="string">
            <text:p>https://www.torahanytime.com/lectures/386616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V'zos Habracha Part 3</text:p>
          </table:table-cell>
          <table:table-cell office:value-type="string" calcext:value-type="string">
            <text:p>https://www.torahanytime.com/lectures/386615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V'zos Habracha Part 2</text:p>
          </table:table-cell>
          <table:table-cell office:value-type="string" calcext:value-type="string">
            <text:p>https://www.torahanytime.com/lectures/386614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V'zos Habracha Part 1</text:p>
          </table:table-cell>
          <table:table-cell office:value-type="string" calcext:value-type="string">
            <text:p>https://www.torahanytime.com/lectures/386613</text:p>
          </table:table-cell>
        </table:table-row>
        <table:table-row table:style-name="ro1">
          <table:table-cell office:value-type="string" calcext:value-type="string">
            <text:p>R' Ahron Lopiansky</text:p>
          </table:table-cell>
          <table:table-cell office:value-type="string" calcext:value-type="string">
            <text:p>Parashat V'Zot Haberacha: Elokai Kedem, Primacy of Hashem</text:p>
          </table:table-cell>
          <table:table-cell office:value-type="string" calcext:value-type="string">
            <text:p>https://www.torahanytime.com/lectures/395804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Honoring the Past, Shaping the Future</text:p>
          </table:table-cell>
          <table:table-cell office:value-type="string" calcext:value-type="string">
            <text:p>https://www.torahanytime.com/lectures/32838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Being Kind with your Kind</text:p>
          </table:table-cell>
          <table:table-cell office:value-type="string" calcext:value-type="string">
            <text:p>https://www.torahanytime.com/lectures/32822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V'zos Haberacha ​- Physical Eyes and Spiritual Eyes</text:p>
          </table:table-cell>
          <table:table-cell office:value-type="string" calcext:value-type="string">
            <text:p>https://www.torahanytime.com/lectures/32814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Vezot Haberacha - In The Eye Of The Storm</text:p>
          </table:table-cell>
          <table:table-cell office:value-type="string" calcext:value-type="string">
            <text:p>https://www.torahanytime.com/lectures/327941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The Incomparable Nevuah of Moshe Rabbenu</text:p>
          </table:table-cell>
          <table:table-cell office:value-type="string" calcext:value-type="string">
            <text:p>https://www.torahanytime.com/lectures/325803</text:p>
          </table:table-cell>
        </table:table-row>
        <table:table-row table:style-name="ro1">
          <table:table-cell office:value-type="string" calcext:value-type="string">
            <text:p>R' Nosson Nussbaum</text:p>
          </table:table-cell>
          <table:table-cell office:value-type="string" calcext:value-type="string">
            <text:p>Parsha: VZos HaBrachah</text:p>
          </table:table-cell>
          <table:table-cell office:value-type="string" calcext:value-type="string">
            <text:p>https://www.torahanytime.com/lectures/327091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The Death of Moses from the Midrash Part 1</text:p>
          </table:table-cell>
          <table:table-cell office:value-type="string" calcext:value-type="string">
            <text:p>https://www.torahanytime.com/lectures/327782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It's not that easy to really forgive!</text:p>
          </table:table-cell>
          <table:table-cell office:value-type="string" calcext:value-type="string">
            <text:p>https://www.torahanytime.com/lectures/327658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Life of the Ultimate "Eved Hashem" Comes to a Close</text:p>
          </table:table-cell>
          <table:table-cell office:value-type="string" calcext:value-type="string">
            <text:p>https://www.torahanytime.com/lectures/32735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V'Zot Haberacha: The Torah's Powerful Departing Message</text:p>
          </table:table-cell>
          <table:table-cell office:value-type="string" calcext:value-type="string">
            <text:p>https://www.torahanytime.com/lectures/32714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הופיע מהר פארן-How the Malchus of Chodesh Tishrei Neutralizes the Koach of Yishmael</text:p>
          </table:table-cell>
          <table:table-cell office:value-type="string" calcext:value-type="string">
            <text:p>https://www.torahanytime.com/lectures/327124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'zot Haberacha: Forever Young!</text:p>
          </table:table-cell>
          <table:table-cell office:value-type="string" calcext:value-type="string">
            <text:p>https://www.torahanytime.com/lectures/326827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'Zot Haberacha 2024 (Nullifying Jealousy in Yom Kippur)</text:p>
          </table:table-cell>
          <table:table-cell office:value-type="string" calcext:value-type="string">
            <text:p>https://www.torahanytime.com/lectures/32675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Head and Shoulders - Vezos Haberachah</text:p>
          </table:table-cell>
          <table:table-cell office:value-type="string" calcext:value-type="string">
            <text:p>https://www.torahanytime.com/lectures/326613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The secret to a successfull year - Be humble.</text:p>
          </table:table-cell>
          <table:table-cell office:value-type="string" calcext:value-type="string">
            <text:p>https://www.torahanytime.com/lectures/32640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Robber Cop - Vezos Haberachah</text:p>
          </table:table-cell>
          <table:table-cell office:value-type="string" calcext:value-type="string">
            <text:p>https://www.torahanytime.com/lectures/326396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Unintentional Effects - Vezos Haberacha</text:p>
          </table:table-cell>
          <table:table-cell office:value-type="string" calcext:value-type="string">
            <text:p>https://www.torahanytime.com/lectures/32611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Moshe’s Beracha - Vezos Haberachah</text:p>
          </table:table-cell>
          <table:table-cell office:value-type="string" calcext:value-type="string">
            <text:p>https://www.torahanytime.com/lectures/32611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Simcha of the Chazon Ish &amp; Birchos HaTorah</text:p>
          </table:table-cell>
          <table:table-cell office:value-type="string" calcext:value-type="string">
            <text:p>https://www.torahanytime.com/lectures/32603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ninei Maggid Harakiah - Original Insights on Parshas Vzos Haberacha</text:p>
          </table:table-cell>
          <table:table-cell office:value-type="string" calcext:value-type="string">
            <text:p>https://www.torahanytime.com/lectures/258814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V’Zot Haberacha/Bereshit - This Class is Fire</text:p>
          </table:table-cell>
          <table:table-cell office:value-type="string" calcext:value-type="string">
            <text:p>https://www.torahanytime.com/lectures/258783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Vzot Habracha 5784 - Chumash Shiur</text:p>
          </table:table-cell>
          <table:table-cell office:value-type="string" calcext:value-type="string">
            <text:p>https://www.torahanytime.com/lectures/258749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V'zos Habracha Revii Till The End With Rashi CHAZAK!</text:p>
          </table:table-cell>
          <table:table-cell office:value-type="string" calcext:value-type="string">
            <text:p>https://www.torahanytime.com/lectures/25872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V'Zot Haberacha- 4- Moshe Rabbeinu's Neshamah is Taken From This World</text:p>
          </table:table-cell>
          <table:table-cell office:value-type="string" calcext:value-type="string">
            <text:p>https://www.torahanytime.com/lectures/258693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The Incredible Backstory to Parshas V'Zos HaBrachah</text:p>
          </table:table-cell>
          <table:table-cell office:value-type="string" calcext:value-type="string">
            <text:p>https://www.torahanytime.com/lectures/258598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You Can Change Your Whole Life Around With This One Idea</text:p>
          </table:table-cell>
          <table:table-cell office:value-type="string" calcext:value-type="string">
            <text:p>https://www.torahanytime.com/lectures/258574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V'zos Habracha Rishon Till Revii With Rashi</text:p>
          </table:table-cell>
          <table:table-cell office:value-type="string" calcext:value-type="string">
            <text:p>https://www.torahanytime.com/lectures/258505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Nature vs. Nurture : Is it just an excuse?</text:p>
          </table:table-cell>
          <table:table-cell office:value-type="string" calcext:value-type="string">
            <text:p>https://www.torahanytime.com/lectures/25848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eZot HaBeracha 5784: Jewish History - Dark and Light (Kinah 45)</text:p>
          </table:table-cell>
          <table:table-cell office:value-type="string" calcext:value-type="string">
            <text:p>https://www.torahanytime.com/lectures/258344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V'Zot Haberacha - Let's Make a Deal</text:p>
          </table:table-cell>
          <table:table-cell office:value-type="string" calcext:value-type="string">
            <text:p>https://www.torahanytime.com/lectures/258182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V'Zot Haberachah- 3- Moshe Begs For What We Take For Granted</text:p>
          </table:table-cell>
          <table:table-cell office:value-type="string" calcext:value-type="string">
            <text:p>https://www.torahanytime.com/lectures/257859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V'Zot Haberacha like you have never heard before</text:p>
          </table:table-cell>
          <table:table-cell office:value-type="string" calcext:value-type="string">
            <text:p>https://www.torahanytime.com/lectures/25785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V'zot Haberacha- 2- One More Tefillah Can Break The Decree</text:p>
          </table:table-cell>
          <table:table-cell office:value-type="string" calcext:value-type="string">
            <text:p>https://www.torahanytime.com/lectures/257637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Post Yom Kippur- Do it NOW</text:p>
          </table:table-cell>
          <table:table-cell office:value-type="string" calcext:value-type="string">
            <text:p>https://www.torahanytime.com/lectures/257627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V'zot Haberacha- 1- Moshe's Missed Opportunity of Tefillah</text:p>
          </table:table-cell>
          <table:table-cell office:value-type="string" calcext:value-type="string">
            <text:p>https://www.torahanytime.com/lectures/2575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en L'ashri on Parshas V'zos Habracha</text:p>
          </table:table-cell>
          <table:table-cell office:value-type="string" calcext:value-type="string">
            <text:p>https://www.torahanytime.com/lectures/257550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'zot Haberacha: Sons, Daughters, and Wealth - Asher's bracha</text:p>
          </table:table-cell>
          <table:table-cell office:value-type="string" calcext:value-type="string">
            <text:p>https://www.torahanytime.com/lectures/257218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V'Zot Haberacha</text:p>
          </table:table-cell>
          <table:table-cell office:value-type="string" calcext:value-type="string">
            <text:p>https://www.torahanytime.com/lectures/256778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V'Zot Haberacha- Broken Pieces</text:p>
          </table:table-cell>
          <table:table-cell office:value-type="string" calcext:value-type="string">
            <text:p>https://www.torahanytime.com/lectures/20878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Rashis of V'Zot Haberacha</text:p>
          </table:table-cell>
          <table:table-cell office:value-type="string" calcext:value-type="string">
            <text:p>https://www.torahanytime.com/lectures/208736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V'Zot Haberacha Medrush</text:p>
          </table:table-cell>
          <table:table-cell office:value-type="string" calcext:value-type="string">
            <text:p>https://www.torahanytime.com/lectures/208722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'Zot Haberacha 5783: The King’s Blessing (Tehillim 12)</text:p>
          </table:table-cell>
          <table:table-cell office:value-type="string" calcext:value-type="string">
            <text:p>https://www.torahanytime.com/lectures/208689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Key To Becoming The Best You Can Be</text:p>
          </table:table-cell>
          <table:table-cell office:value-type="string" calcext:value-type="string">
            <text:p>https://www.torahanytime.com/lectures/208675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V'Zot Haberacha 5783</text:p>
          </table:table-cell>
          <table:table-cell office:value-type="string" calcext:value-type="string">
            <text:p>https://www.torahanytime.com/lectures/208632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V'Zot Haberacha 5783 - “Thank You for Breaking It”</text:p>
          </table:table-cell>
          <table:table-cell office:value-type="string" calcext:value-type="string">
            <text:p>https://www.torahanytime.com/lectures/208561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'Zot Haberacha: Shevet Levi and Family Ties</text:p>
          </table:table-cell>
          <table:table-cell office:value-type="string" calcext:value-type="string">
            <text:p>https://www.torahanytime.com/lectures/208560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Rav Yerucham on V'Zot Haberacha: A Fiery Law for a Fiery Nation</text:p>
          </table:table-cell>
          <table:table-cell office:value-type="string" calcext:value-type="string">
            <text:p>https://www.torahanytime.com/lectures/208423</text:p>
          </table:table-cell>
        </table:table-row>
        <table:table-row table:style-name="ro1">
          <table:table-cell office:value-type="string" calcext:value-type="string">
            <text:p>R' Michael Khaimov</text:p>
          </table:table-cell>
          <table:table-cell office:value-type="string" calcext:value-type="string">
            <text:p>Parashat V’Zot Haberacha - The Power Of Blessing Others</text:p>
          </table:table-cell>
          <table:table-cell office:value-type="string" calcext:value-type="string">
            <text:p>https://www.torahanytime.com/lectures/208411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Superhuman Strength</text:p>
          </table:table-cell>
          <table:table-cell office:value-type="string" calcext:value-type="string">
            <text:p>https://www.torahanytime.com/lectures/20821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V'Zot Haberacha: Across Enemy Lines</text:p>
          </table:table-cell>
          <table:table-cell office:value-type="string" calcext:value-type="string">
            <text:p>https://www.torahanytime.com/lectures/163692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Parashat V'Zot Haberacha</text:p>
          </table:table-cell>
          <table:table-cell office:value-type="string" calcext:value-type="string">
            <text:p>https://www.torahanytime.com/lectures/16369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V'zot Haberacha 5782- Divrei Torah</text:p>
          </table:table-cell>
          <table:table-cell office:value-type="string" calcext:value-type="string">
            <text:p>https://www.torahanytime.com/lectures/163415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Is It Good That Jews Are So Different?</text:p>
          </table:table-cell>
          <table:table-cell office:value-type="string" calcext:value-type="string">
            <text:p>https://www.torahanytime.com/lectures/163411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V'Zot Haberacha 5782 – Choose Life with a Capital L</text:p>
          </table:table-cell>
          <table:table-cell office:value-type="string" calcext:value-type="string">
            <text:p>https://www.torahanytime.com/lectures/16338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'zot Haberacha: But Where is Moshe Now?</text:p>
          </table:table-cell>
          <table:table-cell office:value-type="string" calcext:value-type="string">
            <text:p>https://www.torahanytime.com/lectures/16325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'Zot Haberacha : Tears For Yom Kippur, Tears For the End of the Torah</text:p>
          </table:table-cell>
          <table:table-cell office:value-type="string" calcext:value-type="string">
            <text:p>https://www.torahanytime.com/lectures/16301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'Zot Haberacha: Will Another Navi Like Moshe Ever Exist?</text:p>
          </table:table-cell>
          <table:table-cell office:value-type="string" calcext:value-type="string">
            <text:p>https://www.torahanytime.com/lectures/12638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V'zot Haberacha Part 3</text:p>
          </table:table-cell>
          <table:table-cell office:value-type="string" calcext:value-type="string">
            <text:p>https://www.torahanytime.com/lectures/12635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V'zot Haberacha Part 2</text:p>
          </table:table-cell>
          <table:table-cell office:value-type="string" calcext:value-type="string">
            <text:p>https://www.torahanytime.com/lectures/126342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V'Zot Haberacha- Partners in Torah and in Life</text:p>
          </table:table-cell>
          <table:table-cell office:value-type="string" calcext:value-type="string">
            <text:p>https://www.torahanytime.com/lectures/126263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V'Zot Haberacha: When Should We Rely on Hashem's Kindness?</text:p>
          </table:table-cell>
          <table:table-cell office:value-type="string" calcext:value-type="string">
            <text:p>https://www.torahanytime.com/lectures/12625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V'zot Haberacha</text:p>
          </table:table-cell>
          <table:table-cell office:value-type="string" calcext:value-type="string">
            <text:p>https://www.torahanytime.com/lectures/126205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Virtual Drasha: A Final Message</text:p>
          </table:table-cell>
          <table:table-cell office:value-type="string" calcext:value-type="string">
            <text:p>https://www.torahanytime.com/lectures/41851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'Zot Haberacha 5780: Understanding The Parasha As Reflected In The Simanim - GE'U'EL Siman, EILAI Siman (41 Pesukim)</text:p>
          </table:table-cell>
          <table:table-cell office:value-type="string" calcext:value-type="string">
            <text:p>https://www.torahanytime.com/lectures/126096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V'Zot Haberacha</text:p>
          </table:table-cell>
          <table:table-cell office:value-type="string" calcext:value-type="string">
            <text:p>https://www.torahanytime.com/lectures/125892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V'zot Haberacha</text:p>
          </table:table-cell>
          <table:table-cell office:value-type="string" calcext:value-type="string">
            <text:p>https://www.torahanytime.com/lectures/12543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V'Zot Haberacha: The Unburied</text:p>
          </table:table-cell>
          <table:table-cell office:value-type="string" calcext:value-type="string">
            <text:p>https://www.torahanytime.com/lectures/93174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'Zot Haberacha: The Last Day of Moshe</text:p>
          </table:table-cell>
          <table:table-cell office:value-type="string" calcext:value-type="string">
            <text:p>https://www.torahanytime.com/lectures/9298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V'Zot Haberacha - Tectonic</text:p>
          </table:table-cell>
          <table:table-cell office:value-type="string" calcext:value-type="string">
            <text:p>https://www.torahanytime.com/lectures/68044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V'zot Haberacha</text:p>
          </table:table-cell>
          <table:table-cell office:value-type="string" calcext:value-type="string">
            <text:p>https://www.torahanytime.com/lectures/67931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'Zot Haberacha: The Parasha as it expresses the Mitzvot</text:p>
          </table:table-cell>
          <table:table-cell office:value-type="string" calcext:value-type="string">
            <text:p>https://www.torahanytime.com/lectures/6791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V'Zot Haberacha</text:p>
          </table:table-cell>
          <table:table-cell office:value-type="string" calcext:value-type="string">
            <text:p>https://www.torahanytime.com/lectures/67910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'Zot Haberacha: The "Gad "Squad</text:p>
          </table:table-cell>
          <table:table-cell office:value-type="string" calcext:value-type="string">
            <text:p>https://www.torahanytime.com/lectures/6785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Parashat V'Zot Heberacha: Does anyone know what's this weeks' Parasha?</text:p>
          </table:table-cell>
          <table:table-cell office:value-type="string" calcext:value-type="string">
            <text:p>https://www.torahanytime.com/lectures/48969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'Zot Haberacha: The Elite Eight Pesukim</text:p>
          </table:table-cell>
          <table:table-cell office:value-type="string" calcext:value-type="string">
            <text:p>https://www.torahanytime.com/lectures/48773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'Zot Haberacha: Why Does the Torah End With a Bang?</text:p>
          </table:table-cell>
          <table:table-cell office:value-type="string" calcext:value-type="string">
            <text:p>https://www.torahanytime.com/lectures/4854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V'Zot Haberacha: Living On Borrowed Time</text:p>
          </table:table-cell>
          <table:table-cell office:value-type="string" calcext:value-type="string">
            <text:p>https://www.torahanytime.com/lectures/3455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V'Zot Haberacha: Sukkot: Receiving Blessings</text:p>
          </table:table-cell>
          <table:table-cell office:value-type="string" calcext:value-type="string">
            <text:p>https://www.torahanytime.com/lectures/3445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V'zot Haberacha: The Advocate</text:p>
          </table:table-cell>
          <table:table-cell office:value-type="string" calcext:value-type="string">
            <text:p>https://www.torahanytime.com/lectures/2199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'zot Haberacha</text:p>
          </table:table-cell>
          <table:table-cell office:value-type="string" calcext:value-type="string">
            <text:p>https://www.torahanytime.com/lectures/1373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V'Zot Haberacha: The Last Match In The Box</text:p>
          </table:table-cell>
          <table:table-cell office:value-type="string" calcext:value-type="string">
            <text:p>https://www.torahanytime.com/lectures/1353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'Zot Haberacha: Tears for Yom Kippur - Tears for the End of the Torah</text:p>
          </table:table-cell>
          <table:table-cell office:value-type="string" calcext:value-type="string">
            <text:p>https://www.torahanytime.com/lectures/1339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'Zot Haberacha</text:p>
          </table:table-cell>
          <table:table-cell office:value-type="string" calcext:value-type="string">
            <text:p>https://www.torahanytime.com/lectures/435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V'zot Haberacha: The Advocate</text:p>
          </table:table-cell>
          <table:table-cell office:value-type="string" calcext:value-type="string">
            <text:p>https://www.torahanytime.com/lectures/2199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'zot Haberacha</text:p>
          </table:table-cell>
          <table:table-cell office:value-type="string" calcext:value-type="string">
            <text:p>https://www.torahanytime.com/lectures/1373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V'Zot Haberacha: The Last Match In The Box</text:p>
          </table:table-cell>
          <table:table-cell office:value-type="string" calcext:value-type="string">
            <text:p>https://www.torahanytime.com/lectures/1353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'Zot Haberacha: Tears for Yom Kippur - Tears for the End of the Torah</text:p>
          </table:table-cell>
          <table:table-cell office:value-type="string" calcext:value-type="string">
            <text:p>https://www.torahanytime.com/lectures/1339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'Zot Haberacha</text:p>
          </table:table-cell>
          <table:table-cell office:value-type="string" calcext:value-type="string">
            <text:p>https://www.torahanytime.com/lectures/4351</text:p>
          </table:table-cell>
        </table:table-row>
      </table:table>
      <table:named-expressions/>
      <table:database-ranges>
        <table:database-range table:name="__Anonymous_Sheet_DB__0" table:target-range-address="'elso teszt'.A1:'elso teszt'.D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2" number:min-decimal-places="12" number:min-integer-digits="1"/>
    </number:number-style>
    <number:number-style style:name="N151">
      <number:number number:decimal-places="11" number:min-decimal-places="11" number:min-integer-digits="1"/>
    </number:number-style>
    <number:number-style style:name="N152">
      <number:number number:decimal-places="10" number:min-decimal-places="10"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4">
      <number:number number:decimal-places="8" number:min-decimal-places="8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6" number:min-decimal-places="6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4" number:min-decimal-places="4" number:min-integer-digits="1"/>
    </number:number-style>
    <number:number-style style:name="N15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00.00.00</text:date>, <text:time style:data-style-name="N2" text:time-value="22:20:33.0811127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20:08:20.665065136</meta:creation-date>
    <dc:date>2025-10-11T22:21:05.721092928</dc:date>
    <meta:editing-duration>PT38M44S</meta:editing-duration>
    <meta:editing-cycles>18</meta:editing-cycles>
    <meta:generator>LibreOffice/25.8.1.1$Linux_X86_64 LibreOffice_project/54047653041915e595ad4e45cccea684809c77b5</meta:generator>
    <meta:document-statistic meta:table-count="3" meta:cell-count="3953" meta:object-count="0"/>
  </office:meta>
</office:document-meta>
</file>